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05cm"/>
    </style:style>
    <style:style style:name="co4" style:family="table-column">
      <style:table-column-properties fo:break-before="auto" style:column-width="2.826cm"/>
    </style:style>
    <style:style style:name="co5" style:family="table-column">
      <style:table-column-properties fo:break-before="auto" style:column-width="2.83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mage_20_Calc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ffff00"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use-window-font-color="tru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fo:color="#f10d0c" style:font-name="Calibri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fo:color="#ff8000" style:font-name="Calibri" fo:font-size="11pt" style:text-underline-style="none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ext-properties style:font-name="Calibri" fo:font-size="11pt" style:font-size-asian="11pt" style:font-size-complex="11pt"/>
    </style:style>
    <style:style style:name="ce17" style:family="table-cell" style:parent-style-name="Default">
      <style:table-cell-properties fo:background-color="transparent"/>
      <style:text-properties style:font-name="Calibri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20" style:family="table-cell" style:parent-style-name="Default">
      <style:table-cell-properties fo:background-color="transparent"/>
      <style:text-properties fo:color="#ff8000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ackground-color="transparent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fo:background-color="transparent"/>
      <style:text-properties style:font-name="Calibri" fo:font-size="11pt" style:font-name-asian="Arial" style:font-size-asian="11pt" style:font-name-complex="Arial" style:font-size-complex="11pt"/>
    </style:style>
    <style:style style:name="ce2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ext-properties fo:color="#ff0000" style:font-name="Calibri" fo:font-size="11pt" style:font-size-asian="11pt" style:font-size-complex="11pt"/>
    </style:style>
    <style:style style:name="ce36" style:family="table-cell" style:parent-style-name="Default">
      <style:text-properties style:font-name="Calibri"/>
    </style:style>
    <style:style style:name="ce10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transparent"/>
      <style:text-properties style:font-name="Calibri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3" style:family="table-cell" style:parent-style-name="Default" style:data-style-name="N1">
      <style:table-cell-properties style:text-align-source="fix" style:repeat-content="false" style:rotation-align="none"/>
      <style:paragraph-properties fo:text-align="start" fo:margin-left="0cm"/>
      <style:text-properties fo:color="#a1467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" style:family="table-cell" style:parent-style-name="Default">
      <style:text-properties fo:color="#bf819e" style:font-name="Calibri" fo:font-size="11pt" fo:font-weight="bold" style:font-size-asian="11pt" style:font-weight-asian="normal" style:font-name-complex="Arial1" style:font-size-complex="11pt" style:font-weight-complex="normal"/>
    </style:style>
    <style:style style:name="ce48" style:family="table-cell" style:parent-style-name="Default">
      <style:text-properties fo:color="#a1467e" style:font-name="Calibri" fo:font-size="11pt" style:font-size-asian="11pt" style:font-size-complex="11pt"/>
    </style:style>
    <style:style style:name="ce57" style:family="table-cell" style:parent-style-name="Default">
      <style:text-properties fo:color="#808080" style:font-name="Calibri" fo:font-size="11pt" style:font-size-asian="11pt" style:font-size-complex="11pt"/>
    </style:style>
    <style:style style:name="ce52" style:family="table-cell" style:parent-style-name="Default"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style:font-size-asian="11pt" style:font-size-complex="11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ff950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7" style:family="table-cell" style:parent-style-name="Default" style:data-style-name="N1">
      <style:text-properties fo:color="#bf819e" style:font-name="Calibri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ext-properties fo:color="#729fcf" style:font-name="Calibri" fo:font-size="11pt" style:font-size-asian="11pt" style:font-name-complex="Arial" style:font-size-complex="11pt"/>
    </style:style>
    <style:style style:name="ce8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729fcf" style:font-name="Calibri" fo:font-size="11pt" fo:font-weight="bold" style:font-size-asian="11pt" style:font-weight-asian="normal" style:font-name-complex="Arial" style:font-size-complex="11pt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alibri" fo:font-size="11pt" style:font-size-asian="11pt" style:font-size-complex="11pt"/>
    </style:style>
    <style:style style:name="ce110" style:family="table-cell" style:parent-style-name="Default"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0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1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304" style:family="table-cell" style:parent-style-name="Defaul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3" style:family="table-cell" style:parent-style-name="Default">
      <style:text-properties fo:font-weight="normal" style:font-weight-asian="normal" style:font-weight-complex="normal"/>
    </style:style>
    <style:style style:name="ce175" style:family="table-cell" style:parent-style-name="Default"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2"/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0808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4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98" style:family="table-cell" style:parent-style-name="Default">
      <style:table-cell-properties style:text-align-source="fix" style:repeat-content="false" fo:border="0.74pt solid #00a933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838"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ff3838" style:font-name="Calibri"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Calibri" fo:font-size="8pt" fo:font-style="italic" style:font-size-asian="8pt" style:font-style-asian="italic" style:font-size-complex="8pt" style:font-style-complex="italic"/>
    </style:style>
    <style:style style:name="ce147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 style:data-style-name="N2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808080" style:font-name="Calibri" fo:font-size="11pt" style:font-size-asian="11pt" style:font-size-complex="11pt"/>
    </style:style>
    <style:style style:name="ce119" style:family="table-cell" style:parent-style-name="Default" style:data-style-name="N1">
      <style:table-cell-properties style:text-align-source="fix" style:repeat-content="false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style:font-size-asian="11pt" style:font-size-complex="11pt"/>
    </style:style>
    <style:style style:name="ce122" style:family="table-cell" style:parent-style-name="Default">
      <style:text-properties fo:color="#5983b0" style:font-name="Calibri"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6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83b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3" style:family="table-cell" style:parent-style-name="Default" style:data-style-name="N1">
      <style:table-cell-properties style:text-align-source="fix" style:repeat-content="false" fo:border="0.74pt solid #00a933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0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  <style:text-properties fo:color="#808080" style:font-name="Calibri" fo:font-size="11pt" fo:font-weight="bold" style:font-size-asian="11pt" style:font-weight-asian="normal" style:font-size-complex="11pt" style:font-weight-complex="normal"/>
    </style:style>
    <style:style style:name="ce7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style:font-name="Calibri" fo:font-size="11pt" fo:font-weight="bold" style:font-size-asian="11pt" style:font-weight-asian="normal" style:font-size-complex="11pt" style:font-weight-complex="normal"/>
    </style:style>
    <style:style style:name="ce182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8" style:family="table-cell" style:parent-style-name="Default" style:data-style-name="N1">
      <style:text-properties style:font-name="Calibri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9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ext-properties fo:color="#808080" style:font-name="Calibri" fo:font-size="11pt" fo:font-weight="bold" style:font-size-asian="11pt" style:font-weight-asian="normal" style:font-size-complex="11pt" style:font-weight-complex="normal"/>
    </style:style>
    <style:style style:name="ce322" style:family="table-cell" style:parent-style-name="Default" style:data-style-name="N1">
      <style:text-properties style:font-name="Calibri" fo:font-size="11pt" fo:font-weight="bold" style:font-size-asian="11pt" style:font-weight-asian="normal" style:font-size-complex="11pt" style:font-weight-complex="normal"/>
    </style:style>
    <style:style style:name="ce1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ext-properties fo:font-size="10pt" style:font-size-asian="10pt" style:font-size-complex="10pt"/>
    </style:style>
    <style:style style:name="ce99" style:family="table-cell" style:parent-style-name="Default">
      <style:text-properties fo:color="#ff860d"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3838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3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ext-properties fo:color="#808080"/>
    </style:style>
    <style:style style:name="ce74" style:family="table-cell" style:parent-style-name="Default">
      <style:table-cell-properties fo:background-color="transparent"/>
      <style:text-properties fo:color="#808080"/>
    </style:style>
    <style:style style:name="ce67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a933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1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1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color="#808080" fo:font-weight="bold" style:font-weight-asian="bold" style:font-weight-complex="bold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1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6" style:family="text">
      <style:text-properties fo:color="#a1467e" fo:font-weight="bold" style:font-weight-asian="bold" style:font-weight-complex="bold"/>
    </style:style>
    <style:style style:name="T7" style:family="text">
      <style:text-properties fo:color="#729fcf" fo:font-weight="bold" style:font-weight-asian="bold" style:font-weight-complex="bold"/>
    </style:style>
    <style:style style:name="T8" style:family="text">
      <style:text-properties fo:color="#ff3838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2185&quot;;&quot;2322&quot;;&quot;2597&quot;)" table:allow-empty-cell="false" table:display-list="unsorted" table:base-cell-address="'Simple DPS Calc'.E2">
          <table:help-message table:title="Armour Type" table:display="false">
            <text:p>Light</text:p>
            <text:p>Medium</text:p>
            <text:p>Heavy</text:p>
          </table:help-message>
          <table:error-message table:message-type="stop" table:display="true"/>
        </table:content-validation>
        <table:content-validation table:name="val2" table:condition="of:cell-content-is-whole-number() and cell-content()&lt;=25" table:allow-empty-cell="true" table:base-cell-address="'Simple DPS Calc'.G6">
          <table:error-message table:message-type="stop" table:title="Might" table:display="true">
            <text:p>Enter a value between 0 and 25</text:p>
          </table:error-message>
        </table:content-validation>
        <table:content-validation table:name="val3" table:condition="of:cell-content-is-in-list(&quot;0&quot;;&quot;20&quot;;&quot;25&quot;;&quot;30&quot;;&quot;40&quot;;&quot;50&quot;)" table:allow-empty-cell="false" table:display-list="sort-ascending" table:base-cell-address="'Simple DPS Calc'.G7">
          <table:error-message table:message-type="stop" table:display="true"/>
        </table:content-validation>
        <table:content-validation table:name="val4" table:condition="of:cell-content-is-whole-number() and cell-content()&lt;=25" table:allow-empty-cell="true" table:base-cell-address="'Simple DPS Calc'.G17">
          <table:error-message table:message-type="stop" table:title="Vulnerability" table:display="true">
            <text:p>Enter a value between 0 and 25</text:p>
          </table:error-message>
        </table:content-validation>
        <table:content-validation table:name="val5" table:condition="of:cell-content-is-whole-number() and cell-content()&lt;=25" table:allow-empty-cell="true" table:base-cell-address="'Simple DPS Calc'.G12">
          <table:error-message table:message-type="stop" table:title="Sigil of Bloodlust" table:display="true">
            <text:p>Enter a value between 0 and 25</text:p>
          </table:error-message>
        </table:content-validation>
        <table:content-validation table:name="val6" table:condition="of:cell-content-is-whole-number() and cell-content()&lt;=25" table:allow-empty-cell="true" table:base-cell-address="'Simple DPS Calc'.G14">
          <table:error-message table:message-type="stop" table:title="Sigil of Perception" table:display="true">
            <text:p>Enter a value between 0 and 25</text:p>
          </table:error-message>
        </table:content-validation>
      </table:content-validations>
      <table:table table:name="Instructions" table:style-name="ta1">
        <table:table-column table:style-name="co1" table:default-cell-style-name="ce3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INSTRUCTIONS</text:p>
          </table:table-cell>
          <table:table-cell table:style-name="ce14" table:number-columns-repeated="2"/>
          <table:table-cell table:style-name="ce106"/>
          <table:table-cell table:number-columns-repeated="10"/>
        </table:table-row>
        <table:table-row table:style-name="ro1">
          <table:table-cell table:style-name="ce1"/>
          <table:table-cell table:style-name="ce14" table:number-columns-repeated="3"/>
          <table:table-cell table:number-columns-repeated="10"/>
        </table:table-row>
        <table:table-row table:style-name="ro1">
          <table:table-cell table:style-name="ce7" office:value-type="string" calcext:value-type="string">
            <text:p>Yes, I know you probably don’t want them or need them but here they are, as much for my own sanity as they are a rough guide.</text:p>
          </table:table-cell>
          <table:table-cell table:style-name="ce14" table:number-columns-repeated="3"/>
          <table:table-cell table:number-columns-repeated="10"/>
        </table:table-row>
        <table:table-row table:style-name="ro1">
          <table:table-cell table:style-name="ce7" office:value-type="string" calcext:value-type="string">
            <text:p>At the bottom of the screen are a set of Tabs, known as Sheets and below is a rough guide to what each sheet is and what it does.</text:p>
          </table:table-cell>
          <table:table-cell table:style-name="ce14" table:number-columns-repeated="3"/>
          <table:table-cell table:number-columns-repeated="10"/>
        </table:table-row>
        <table:table-row table:style-name="ro1">
          <table:table-cell table:style-name="ce7"/>
          <table:table-cell table:style-name="ce14" table:number-columns-repeated="3"/>
          <table:table-cell table:number-columns-repeated="8"/>
          <table:table-cell table:style-name="ce106"/>
          <table:table-cell/>
        </table:table-row>
        <table:table-row table:style-name="ro1">
          <table:table-cell table:style-name="ce8" office:value-type="string" calcext:value-type="string">
            <text:p>Disclaimer</text:p>
          </table:table-cell>
          <table:table-cell table:style-name="ce7" office:value-type="string" calcext:value-type="string">
            <text:p>This spreadsheet is not aimed at min-maxers due to its inherent limitations.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7"/>
          <table:table-cell table:style-name="ce14" table:number-columns-repeated="2"/>
          <table:table-cell table:style-name="ce34"/>
          <table:table-cell table:number-columns-repeated="10"/>
        </table:table-row>
        <table:table-row table:style-name="ro1">
          <table:table-cell table:style-name="ce9" office:value-type="string" calcext:value-type="string">
            <text:p>A Quick Note</text:p>
          </table:table-cell>
          <table:table-cell table:style-name="ce14" office:value-type="string" calcext:value-type="string">
            <text:p><text:span text:style-name="T1">GREEN</text:span><text:span text:style-name="T2"> values and cells with a green border </text:span>are safe to change.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7"/>
          <table:table-cell table:style-name="ce14" office:value-type="string" calcext:value-type="string">
            <text:p><text:span text:style-name="T3">GREY</text:span> values are there for visibility and reference.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7"/>
          <table:table-cell table:style-name="ce14" table:number-columns-repeated="3"/>
          <table:table-cell table:number-columns-repeated="10"/>
        </table:table-row>
        <table:table-row table:style-name="ro1">
          <table:table-cell table:style-name="ce11"/>
          <table:table-cell table:style-name="ce14" table:number-columns-repeated="3"/>
          <table:table-cell table:number-columns-repeated="10"/>
        </table:table-row>
        <table:table-row table:style-name="ro1">
          <table:table-cell table:style-name="ce11" office:value-type="string" calcext:value-type="string">
            <text:p>Simple DPS Calc</text:p>
          </table:table-cell>
          <table:table-cell table:style-name="ce14" office:value-type="string" calcext:value-type="string">
            <text:p>Allows the DPS for individual skills to be worked out and can serve as a rudimentary DPS calculator of sorts.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11"/>
          <table:table-cell table:style-name="ce14" office:value-type="string" calcext:value-type="string">
            <text:p><text:span text:style-name="T4">Replace the </text:span><text:span text:style-name="T5">GREEN</text:span><text:span text:style-name="T2"> values with your own along with the expected amount of Might, Fury and Vulnerability.</text:span>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11"/>
          <table:table-cell table:style-name="ce14" office:value-type="string" calcext:value-type="string">
            <text:p>Suggestions are made for a suitable <text:span text:style-name="T6">Rune</text:span> and <text:span text:style-name="T7">Consumables</text:span>.</text:p>
          </table:table-cell>
          <table:table-cell table:style-name="ce14" table:number-columns-repeated="2"/>
          <table:table-cell table:number-columns-repeated="10"/>
        </table:table-row>
        <table:table-row table:style-name="ro1">
          <table:table-cell table:style-name="ce11"/>
          <table:table-cell table:style-name="ce14" office:value-type="string" calcext:value-type="string">
            <text:p>The <text:span text:style-name="T8">Base Crit</text:span> value shows the expected damage before the <text:span text:style-name="T6">Rune</text:span> modifiers are applied.</text:p>
          </table:table-cell>
          <table:table-cell table:style-name="ce14" table:number-columns-repeated="2"/>
          <table:table-cell table:number-columns-repeated="10"/>
        </table:table-row>
        <table:table-row table:style-name="ro1" table:number-rows-repeated="18">
          <table:table-cell table:style-name="ce11"/>
          <table:table-cell table:style-name="ce14" table:number-columns-repeated="3"/>
          <table:table-cell table:style-name="ce36" table:number-columns-repeated="10"/>
        </table:table-row>
        <table:table-row table:style-name="ro1" table:number-rows-repeated="2">
          <table:table-cell table:style-name="ce14"/>
          <table:table-cell table:style-name="ce11"/>
          <table:table-cell table:style-name="ce14" table:number-columns-repeated="2"/>
          <table:table-cell table:style-name="ce36" table:number-columns-repeated="10"/>
        </table:table-row>
        <table:table-row table:style-name="ro1">
          <table:table-cell table:style-name="ce11"/>
          <table:table-cell table:style-name="ce14" table:number-columns-repeated="3"/>
          <table:table-cell table:style-name="ce36" table:number-columns-repeated="10"/>
        </table:table-row>
        <table:table-row table:style-name="ro1" table:number-rows-repeated="2">
          <table:table-cell table:style-name="ce14"/>
          <table:table-cell table:style-name="ce11"/>
          <table:table-cell table:style-name="ce14" table:number-columns-repeated="2"/>
          <table:table-cell table:style-name="ce36" table:number-columns-repeated="10"/>
        </table:table-row>
        <table:table-row table:style-name="ro1" table:number-rows-repeated="2">
          <table:table-cell table:style-name="ce11"/>
          <table:table-cell table:style-name="ce14" table:number-columns-repeated="3"/>
          <table:table-cell table:style-name="ce36" table:number-columns-repeated="10"/>
        </table:table-row>
        <table:table-row table:style-name="ro1">
          <table:table-cell table:style-name="ce1"/>
          <table:table-cell table:style-name="ce14" table:number-columns-repeated="3"/>
          <table:table-cell table:style-name="ce36" table:number-columns-repeated="10"/>
        </table:table-row>
        <table:table-row table:style-name="ro1" table:number-rows-repeated="3">
          <table:table-cell table:style-name="ce11"/>
          <table:table-cell table:style-name="ce14" table:number-columns-repeated="3"/>
          <table:table-cell table:style-name="ce36" table:number-columns-repeated="10"/>
        </table:table-row>
        <table:table-row table:style-name="ro1">
          <table:table-cell table:style-name="ce11"/>
          <table:table-cell table:style-name="ce22"/>
          <table:table-cell table:style-name="ce14" table:number-columns-repeated="2"/>
          <table:table-cell table:number-columns-repeated="10"/>
        </table:table-row>
        <table:table-row table:style-name="ro1" table:number-rows-repeated="9">
          <table:table-cell table:style-name="ce11"/>
          <table:table-cell table:style-name="ce14" table:number-columns-repeated="3"/>
          <table:table-cell table:number-columns-repeated="10"/>
        </table:table-row>
        <table:table-row table:style-name="ro1" table:number-rows-repeated="6">
          <table:table-cell table:style-name="ce17"/>
          <table:table-cell table:style-name="ce19" table:number-columns-repeated="3"/>
          <table:table-cell table:style-name="ce10" table:number-columns-repeated="9"/>
          <table:table-cell/>
        </table:table-row>
        <table:table-row table:style-name="ro1" table:number-rows-repeated="3">
          <table:table-cell table:style-name="ce19"/>
          <table:table-cell table:style-name="ce24"/>
          <table:table-cell table:style-name="ce19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9"/>
          <table:table-cell table:style-name="ce30"/>
          <table:table-cell table:style-name="ce19"/>
          <table:table-cell/>
          <table:table-cell table:style-name="ce24"/>
          <table:table-cell/>
          <table:table-cell table:style-name="ce10" table:number-columns-repeated="7"/>
          <table:table-cell/>
        </table:table-row>
        <table:table-row table:style-name="ro1">
          <table:table-cell table:style-name="ce19"/>
          <table:table-cell table:style-name="ce24"/>
          <table:table-cell table:style-name="ce19"/>
          <table:table-cell table:number-columns-repeated="3"/>
          <table:table-cell table:style-name="ce10" table:number-columns-repeated="7"/>
          <table:table-cell/>
        </table:table-row>
        <table:table-row table:style-name="ro2">
          <table:table-cell table:style-name="ce19"/>
          <table:table-cell table:style-name="ce24"/>
          <table:table-cell table:style-name="ce19"/>
          <table:table-cell/>
          <table:table-cell table:style-name="ce24"/>
          <table:table-cell table:style-name="ce19"/>
          <table:table-cell table:style-name="ce42"/>
          <table:table-cell table:style-name="ce10" table:number-columns-repeated="6"/>
          <table:table-cell/>
        </table:table-row>
        <table:table-row table:style-name="ro1">
          <table:table-cell table:style-name="ce19"/>
          <table:table-cell table:style-name="ce3"/>
          <table:table-cell table:number-columns-repeated="2"/>
          <table:table-cell table:style-name="ce10" table:number-columns-repeated="9"/>
          <table:table-cell/>
        </table:table-row>
        <table:table-row table:style-name="ro1" table:number-rows-repeated="6">
          <table:table-cell table:style-name="ce19"/>
          <table:table-cell table:style-name="ce17"/>
          <table:table-cell table:style-name="ce19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9"/>
          <table:table-cell table:style-name="ce24"/>
          <table:table-cell table:style-name="ce19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7"/>
          <table:table-cell table:style-name="ce19" table:number-columns-repeated="3"/>
          <table:table-cell table:style-name="ce10" table:number-columns-repeated="9"/>
          <table:table-cell/>
        </table:table-row>
        <table:table-row table:style-name="ro1" table:number-rows-repeated="2">
          <table:table-cell table:style-name="ce20"/>
          <table:table-cell table:style-name="ce25"/>
          <table:table-cell table:style-name="ce19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20"/>
          <table:table-cell table:style-name="ce19" table:number-columns-repeated="3"/>
          <table:table-cell table:style-name="ce10" table:number-columns-repeated="9"/>
          <table:table-cell/>
        </table:table-row>
        <table:table-row table:style-name="ro1">
          <table:table-cell table:style-name="ce20"/>
          <table:table-cell table:style-name="ce25"/>
          <table:table-cell table:style-name="ce19" table:number-columns-repeated="2"/>
          <table:table-cell table:style-name="ce10" table:number-columns-repeated="9"/>
          <table:table-cell/>
        </table:table-row>
        <table:table-row table:style-name="ro1" table:number-rows-repeated="2">
          <table:table-cell table:style-name="ce17"/>
          <table:table-cell table:style-name="ce25"/>
          <table:table-cell table:style-name="ce19" table:number-columns-repeated="2"/>
          <table:table-cell table:style-name="ce10" table:number-columns-repeated="9"/>
          <table:table-cell/>
        </table:table-row>
        <table:table-row table:style-name="ro1">
          <table:table-cell table:style-name="ce17"/>
          <table:table-cell table:style-name="ce19" table:number-columns-repeated="3"/>
          <table:table-cell table:style-name="ce10" table:number-columns-repeated="9"/>
          <table:table-cell/>
        </table:table-row>
        <table:table-row table:style-name="ro1">
          <table:table-cell table:style-name="ce11" table:number-columns-repeated="2"/>
          <table:table-cell table:style-name="ce14"/>
          <table:table-cell table:style-name="ce11"/>
          <table:table-cell table:number-columns-repeated="10"/>
        </table:table-row>
        <table:table-row table:style-name="ro1" table:number-rows-repeated="3">
          <table:table-cell table:style-name="ce11"/>
          <table:table-cell table:style-name="ce14" table:number-columns-repeated="3"/>
          <table:table-cell table:number-columns-repeated="10"/>
        </table:table-row>
        <table:table-row table:style-name="ro1">
          <table:table-cell table:style-name="ce11" table:number-columns-repeated="2"/>
          <table:table-cell table:style-name="ce14"/>
          <table:table-cell table:style-name="ce11"/>
          <table:table-cell table:number-columns-repeated="10"/>
        </table:table-row>
        <table:table-row table:style-name="ro1" table:number-rows-repeated="2">
          <table:table-cell table:style-name="ce11"/>
          <table:table-cell table:style-name="ce14" table:number-columns-repeated="3"/>
          <table:table-cell table:number-columns-repeated="10"/>
        </table:table-row>
        <table:table-row table:style-name="ro1">
          <table:table-cell table:style-name="ce11" table:number-columns-repeated="2"/>
          <table:table-cell table:style-name="ce14"/>
          <table:table-cell table:style-name="ce11"/>
          <table:table-cell table:number-columns-repeated="10"/>
        </table:table-row>
        <table:table-row table:style-name="ro1" table:number-rows-repeated="3">
          <table:table-cell table:style-name="ce11"/>
          <table:table-cell table:style-name="ce14" table:number-columns-repeated="3"/>
          <table:table-cell table:number-columns-repeated="10"/>
        </table:table-row>
        <table:table-row table:style-name="ro1">
          <table:table-cell table:style-name="ce11" table:number-columns-repeated="2"/>
          <table:table-cell table:style-name="ce14"/>
          <table:table-cell table:style-name="ce11"/>
          <table:table-cell table:number-columns-repeated="10"/>
        </table:table-row>
        <table:table-row table:style-name="ro1" table:number-rows-repeated="5">
          <table:table-cell table:style-name="ce11"/>
          <table:table-cell table:style-name="ce14" table:number-columns-repeated="3"/>
          <table:table-cell table:number-columns-repeated="10"/>
        </table:table-row>
        <table:table-row table:style-name="ro1">
          <table:table-cell table:style-name="ce11"/>
          <table:table-cell table:number-columns-repeated="2"/>
          <table:table-cell table:style-name="ce14"/>
          <table:table-cell table:number-columns-repeated="10"/>
        </table:table-row>
        <table:table-row table:style-name="ro3" table:number-rows-repeated="1048475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imple DPS Calc" table:style-name="ta2"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ce14"/>
        <table:table-column table:style-name="co5" table:number-columns-repeated="2" table:default-cell-style-name="Default"/>
        <table:table-column table:style-name="co2" table:number-columns-repeated="242" table:default-cell-style-name="Default"/>
        <table:table-row table:style-name="ro1">
          <table:table-cell table:style-name="ce39" office:value-type="string" calcext:value-type="string">
            <text:p>Base Power (No Runes)</text:p>
          </table:table-cell>
          <table:table-cell table:style-name="ce58" office:value-type="string" calcext:value-type="string">
            <text:p>Weapon</text:p>
          </table:table-cell>
          <table:table-cell table:style-name="ce92" office:value-type="string" calcext:value-type="string">
            <text:p>Skill Coeff</text:p>
          </table:table-cell>
          <table:table-cell table:style-name="ce58" office:value-type="string" calcext:value-type="string">
            <text:p>vs Armor</text:p>
          </table:table-cell>
          <table:table-cell table:style-name="ce58" office:value-type="string" calcext:value-type="string">
            <text:p>Crit Chance</text:p>
          </table:table-cell>
          <table:table-cell table:style-name="ce58" office:value-type="string" calcext:value-type="string">
            <text:p>Crit Dmg</text:p>
          </table:table-cell>
          <table:table-cell table:style-name="ce62" office:value-type="string" calcext:value-type="string">
            <text:p>Base Dmg</text:p>
          </table:table-cell>
          <table:table-cell table:style-name="ce94" office:value-type="string" calcext:value-type="string">
            <text:p>Base Crit</text:p>
          </table:table-cell>
          <table:table-cell/>
          <table:table-cell table:style-name="ce14"/>
          <table:table-cell table:number-columns-repeated="243"/>
        </table:table-row>
        <table:table-row table:style-name="ro1">
          <table:table-cell table:style-name="ce40" office:value-type="float" office:value="2385" calcext:value-type="float">
            <text:p>2385</text:p>
          </table:table-cell>
          <table:table-cell table:style-name="ce59" office:value-type="float" office:value="968.5" calcext:value-type="float">
            <text:p>968.5</text:p>
          </table:table-cell>
          <table:table-cell table:style-name="ce40" office:value-type="float" office:value="0.8" calcext:value-type="float">
            <text:p>0.8</text:p>
          </table:table-cell>
          <table:table-cell table:style-name="ce98" table:content-validation-name="val1" office:value-type="float" office:value="2185" calcext:value-type="float">
            <text:p>2185</text:p>
          </table:table-cell>
          <table:table-cell table:style-name="ce40" office:value-type="float" office:value="50.71" calcext:value-type="float">
            <text:p>50.71</text:p>
          </table:table-cell>
          <table:table-cell table:style-name="ce154" office:value-type="float" office:value="214" calcext:value-type="float">
            <text:p>214.00</text:p>
          </table:table-cell>
          <table:table-cell table:style-name="ce119" table:formula="of:=(([.A2]+([.H10]*30))*[.B2]*[.C2])/[.D2]*(1+([.H14]/100))" office:value-type="float" office:value="845.719908466819" calcext:value-type="float">
            <text:p>846</text:p>
          </table:table-cell>
          <table:table-cell table:style-name="ce119" table:formula="of:=((([.A2]+([.H10]*30))*[.B2]*[.C2])+((([.A2]+([.H10]*30))*[.B2]*[.C2])*(1+(((IF([.E2]+[.H11]&lt;100;[.E2]+[.H11];100)))/100)*(([.F2]/100)-1))))/[.D2]*(1+([.H14]/100))" office:value-type="float" office:value="2180.34542169886" calcext:value-type="float">
            <text:p>2180</text:p>
          </table:table-cell>
          <table:table-cell/>
          <table:table-cell table:style-name="ce14"/>
          <table:table-cell table:number-columns-repeated="243"/>
        </table:table-row>
        <table:table-row table:style-name="ro1">
          <table:table-cell table:style-name="ce14" table:number-columns-repeated="2"/>
          <table:table-cell table:style-name="ce130" office:value-type="string" calcext:value-type="string">
            <text:p>(The Coefficient of 0.8 is averaged from all Greatsword auto-attacks)</text:p>
          </table:table-cell>
          <table:table-cell table:style-name="ce14" table:number-columns-repeated="3"/>
          <table:table-cell table:style-name="ce120"/>
          <table:table-cell table:style-name="ce165"/>
          <table:table-cell/>
          <table:table-cell table:style-name="ce14"/>
          <table:table-cell table:number-columns-repeated="243"/>
        </table:table-row>
        <table:table-row table:style-name="ro1">
          <table:table-cell table:style-name="ce14" table:number-columns-repeated="6"/>
          <table:table-cell table:style-name="ce120" table:number-columns-repeated="2"/>
          <table:table-cell/>
          <table:table-cell table:style-name="ce14"/>
          <table:table-cell table:number-columns-repeated="243"/>
        </table:table-row>
        <table:table-row table:style-name="ro1">
          <table:table-cell table:style-name="ce43" office:value-type="string" calcext:value-type="string">
            <text:p>Rune</text:p>
          </table:table-cell>
          <table:table-cell table:style-name="ce62" office:value-type="string" calcext:value-type="string">
            <text:p>Base Dmg</text:p>
          </table:table-cell>
          <table:table-cell table:style-name="ce94" office:value-type="string" calcext:value-type="string">
            <text:p>Crit Dmg</text:p>
          </table:table-cell>
          <table:table-cell/>
          <table:table-cell table:style-name="ce144" office:value-type="string" calcext:value-type="string">
            <text:p>Estimated DPS</text:p>
          </table:table-cell>
          <table:table-cell table:style-name="ce14"/>
          <table:table-cell table:number-columns-repeated="3"/>
          <table:table-cell table:style-name="ce14"/>
          <table:table-cell table:number-columns-repeated="243"/>
        </table:table-row>
        <table:table-row table:style-name="ro1">
          <table:table-cell table:style-name="ce44" table:formula="of:=IF(COUNTIF([.H33:.H42];[.I33])=1;INDEX([.A33:.H42];MATCH([.I33];[.H33:.H42]);1);&quot;&quot;)" office:value-type="string" office:string-value="Infiltration" calcext:value-type="string">
            <text:p>Infiltration</text:p>
          </table:table-cell>
          <table:table-cell table:style-name="ce97" table:formula="of:=VLOOKUP([.A6];[.A33:.H42];7)" office:value-type="float" office:value="907.774828375286" calcext:value-type="float">
            <text:p>908</text:p>
          </table:table-cell>
          <table:table-cell table:style-name="ce97" table:formula="of:=VLOOKUP([.A6];[.A33:.H42];8)" office:value-type="float" office:value="3333.36413521182" calcext:value-type="float">
            <text:p>3333</text:p>
          </table:table-cell>
          <table:table-cell/>
          <table:table-cell table:style-name="ce141" table:formula="of:=[.C6]*6.5" office:value-type="float" office:value="21666.8668788769" calcext:value-type="float">
            <text:p>21667</text:p>
          </table:table-cell>
          <table:table-cell table:style-name="ce14"/>
          <table:table-cell table:number-columns-repeated="3"/>
          <table:table-cell table:style-name="ce14"/>
          <table:table-cell table:style-name="ce104"/>
          <table:table-cell table:style-name="ce196" table:content-validation-name="val2"/>
          <table:table-cell table:number-columns-repeated="241"/>
        </table:table-row>
        <table:table-row table:style-name="ro1">
          <table:table-cell table:style-name="ce48"/>
          <table:table-cell table:style-name="ce14" table:number-columns-repeated="3"/>
          <table:table-cell table:style-name="ce142"/>
          <table:table-cell table:number-columns-repeated="4"/>
          <table:table-cell table:style-name="ce58"/>
          <table:table-cell table:style-name="ce80"/>
          <table:table-cell table:style-name="ce33" table:content-validation-name="val3"/>
          <table:table-cell table:number-columns-repeated="241"/>
        </table:table-row>
        <table:table-row table:style-name="ro1">
          <table:table-cell table:style-name="ce14"/>
          <table:table-cell table:style-name="ce79"/>
          <table:table-cell table:style-name="ce14" table:number-columns-repeated="3"/>
          <table:table-cell table:number-columns-repeated="4"/>
          <table:table-cell table:style-name="ce14"/>
          <table:table-cell table:number-columns-repeated="243"/>
        </table:table-row>
        <table:table-row table:style-name="ro1">
          <table:table-cell table:style-name="ce39" office:value-type="string" calcext:value-type="string">
            <text:p>Enhancement</text:p>
          </table:table-cell>
          <table:table-cell table:style-name="ce82" table:formula="of:=IF(COUNTIF([.J48:.J52];[.K47])=1;INDEX([.A48:.J52];MATCH([.K47];[.J48:.J52]);1);INDEX([.A48:.J52];1;1))" office:value-type="string" office:string-value="Potent Superior Sharpening Stone" calcext:value-type="string">
            <text:p>Potent Superior Sharpening Stone</text:p>
          </table:table-cell>
          <table:table-cell table:style-name="ce14" table:number-columns-repeated="3"/>
          <table:table-cell table:style-name="ce117" office:value-type="string" calcext:value-type="string">
            <text:p>Modifiers</text:p>
          </table:table-cell>
          <table:table-cell table:style-name="ce122" office:value-type="string" calcext:value-type="string">
            <text:p>Boons</text:p>
          </table:table-cell>
          <table:table-cell table:style-name="ce131" office:value-type="string" calcext:value-type="string">
            <text:p>Stacks</text:p>
          </table:table-cell>
          <table:table-cell/>
          <table:table-cell table:style-name="ce149"/>
          <table:table-cell table:number-columns-repeated="243"/>
        </table:table-row>
        <table:table-row table:style-name="ro1">
          <table:table-cell table:style-name="ce39" office:value-type="string" calcext:value-type="string">
            <text:p>Nourishment</text:p>
          </table:table-cell>
          <table:table-cell table:style-name="ce82" table:formula="of:=IF(COUNTIF([.J62:.J64];[.K56])=1;INDEX([.A62:.J64];MATCH([.K56];[.J62:.J64]);1);INDEX([.A62:.J64];1;1))" office:value-type="string" office:string-value="Plate of Truffle Steak" calcext:value-type="string">
            <text:p>Plate of Truffle Steak</text:p>
          </table:table-cell>
          <table:table-cell table:style-name="ce14" table:number-columns-repeated="4"/>
          <table:table-cell table:style-name="ce123" office:value-type="string" calcext:value-type="string">
            <text:p>Might</text:p>
          </table:table-cell>
          <table:table-cell table:style-name="ce167" table:content-validation-name="val2" office:value-type="float" office:value="0" calcext:value-type="float">
            <text:p>0</text:p>
          </table:table-cell>
          <table:table-cell/>
          <table:table-cell table:style-name="ce58"/>
          <table:table-cell table:style-name="ce80" table:number-columns-repeated="2"/>
          <table:table-cell table:number-columns-repeated="241"/>
        </table:table-row>
        <table:table-row table:style-name="ro1">
          <table:table-cell table:style-name="ce14" table:number-columns-repeated="6"/>
          <table:table-cell table:style-name="ce124" office:value-type="string" calcext:value-type="string">
            <text:p>Fury %</text:p>
          </table:table-cell>
          <table:table-cell table:style-name="ce133" table:content-validation-name="val3" office:value-type="float" office:value="0" calcext:value-type="float">
            <text:p>0</text:p>
          </table:table-cell>
          <table:table-cell/>
          <table:table-cell table:style-name="ce58"/>
          <table:table-cell table:style-name="ce99"/>
          <table:table-cell table:style-name="ce116"/>
          <table:table-cell table:number-columns-repeated="241"/>
        </table:table-row>
        <table:table-row table:style-name="ro1">
          <table:table-cell table:style-name="ce14" table:number-columns-repeated="7"/>
          <table:table-cell table:style-name="ce120"/>
          <table:table-cell/>
          <table:table-cell table:style-name="ce58"/>
          <table:table-cell table:style-name="ce115"/>
          <table:table-cell table:style-name="ce196" table:content-validation-name="val5"/>
          <table:table-cell table:number-columns-repeated="241"/>
        </table:table-row>
        <table:table-row table:style-name="ro1">
          <table:table-cell table:style-name="ce14" table:number-columns-repeated="6"/>
          <table:table-cell table:style-name="ce125" office:value-type="string" calcext:value-type="string">
            <text:p>Conditions</text:p>
          </table:table-cell>
          <table:table-cell table:style-name="ce134" office:value-type="string" calcext:value-type="string">
            <text:p>Stacks</text:p>
          </table:table-cell>
          <table:table-cell/>
          <table:table-cell table:style-name="ce58"/>
          <table:table-cell table:style-name="ce104"/>
          <table:table-cell table:style-name="ce196" table:content-validation-name="val2"/>
          <table:table-cell table:number-columns-repeated="241"/>
        </table:table-row>
        <table:table-row table:style-name="ro1">
          <table:table-cell table:style-name="ce14" table:number-columns-repeated="6"/>
          <table:table-cell table:style-name="ce123" office:value-type="string" calcext:value-type="string">
            <text:p>Vulnerability</text:p>
          </table:table-cell>
          <table:table-cell table:style-name="ce167" table:content-validation-name="val4" office:value-type="float" office:value="0" calcext:value-type="float">
            <text:p>0</text:p>
          </table:table-cell>
          <table:table-cell/>
          <table:table-cell table:style-name="ce58"/>
          <table:table-cell table:style-name="ce104"/>
          <table:table-cell table:style-name="ce196" table:content-validation-name="val6"/>
          <table:table-cell table:number-columns-repeated="241"/>
        </table:table-row>
        <table:table-row table:style-name="ro1">
          <table:table-cell table:style-name="ce14" table:number-columns-repeated="6"/>
          <table:table-cell table:style-name="ce120" table:number-columns-repeated="2"/>
          <table:table-cell/>
          <table:table-cell table:style-name="ce58"/>
          <table:table-cell table:style-name="ce60"/>
          <table:table-cell table:style-name="ce105"/>
          <table:table-cell table:number-columns-repeated="241"/>
        </table:table-row>
        <table:table-row table:style-name="ro1">
          <table:table-cell table:style-name="ce14" table:number-columns-repeated="6"/>
          <table:table-cell table:style-name="ce120" table:number-columns-repeated="2"/>
          <table:table-cell/>
          <table:table-cell table:style-name="ce58"/>
          <table:table-cell table:style-name="ce81"/>
          <table:table-cell table:style-name="ce116"/>
          <table:table-cell table:number-columns-repeated="241"/>
        </table:table-row>
        <table:table-row table:style-name="ro1">
          <table:table-cell table:style-name="ce14" table:number-columns-repeated="6"/>
          <table:table-cell table:style-name="ce120" table:number-columns-repeated="2"/>
          <table:table-cell/>
          <table:table-cell table:style-name="ce58"/>
          <table:table-cell table:style-name="ce104"/>
          <table:table-cell table:style-name="ce196" table:content-validation-name="val4"/>
          <table:table-cell table:number-columns-repeated="241"/>
        </table:table-row>
        <table:table-row table:style-name="ro1" table:number-rows-repeated="12">
          <table:table-cell table:style-name="ce14" table:number-columns-repeated="6"/>
          <table:table-cell table:style-name="ce120" table:number-columns-repeated="2"/>
          <table:table-cell/>
          <table:table-cell table:style-name="ce14"/>
          <table:table-cell table:number-columns-repeated="243"/>
        </table:table-row>
        <table:table-row table:style-name="ro1">
          <table:table-cell table:style-name="ce57" office:value-type="string" calcext:value-type="string">
            <text:p>Lookup tables left visible here for easy reference.</text:p>
          </table:table-cell>
          <table:table-cell table:style-name="ce14" table:number-columns-repeated="5"/>
          <table:table-cell table:style-name="ce120" table:number-columns-repeated="2"/>
          <table:table-cell/>
          <table:table-cell table:style-name="ce14"/>
          <table:table-cell table:number-columns-repeated="243"/>
        </table:table-row>
        <table:table-row table:style-name="ro1">
          <table:table-cell table:style-name="ce14" table:number-columns-repeated="6"/>
          <table:table-cell table:style-name="ce120" table:number-columns-repeated="2"/>
          <table:table-cell/>
          <table:table-cell table:style-name="ce14"/>
          <table:table-cell table:number-columns-repeated="243"/>
        </table:table-row>
        <table:table-row table:style-name="ro1">
          <table:table-cell table:style-name="ce52" office:value-type="string" calcext:value-type="string">
            <text:p>Rune</text:p>
          </table:table-cell>
          <table:table-cell table:style-name="ce101" office:value-type="string" calcext:value-type="string">
            <text:p>Power</text:p>
          </table:table-cell>
          <table:table-cell table:style-name="ce101" office:value-type="string" calcext:value-type="string">
            <text:p>Precision</text:p>
          </table:table-cell>
          <table:table-cell table:style-name="ce101" office:value-type="string" calcext:value-type="string">
            <text:p>Ferocity</text:p>
          </table:table-cell>
          <table:table-cell table:style-name="ce147" office:value-type="string" calcext:value-type="string">
            <text:p>Crit Chance</text:p>
          </table:table-cell>
          <table:table-cell table:style-name="ce147" office:value-type="string" calcext:value-type="string">
            <text:p>Crit Dmg</text:p>
          </table:table-cell>
          <table:table-cell table:style-name="ce147" office:value-type="string" calcext:value-type="string">
            <text:p>PvE Base</text:p>
          </table:table-cell>
          <table:table-cell table:style-name="ce147" office:value-type="string" calcext:value-type="string">
            <text:p>PvE Crit</text:p>
          </table:table-cell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style-name="ce49"/>
          <table:table-cell table:style-name="ce15" table:number-columns-repeated="242"/>
        </table:table-row>
        <table:table-row table:style-name="ro1">
          <table:table-cell table:style-name="ce53" office:value-type="string" calcext:value-type="string">
            <text:p>Chronomancer</text:p>
          </table:table-cell>
          <table:table-cell table:style-name="ce102" office:value-type="float" office:value="175" calcext:value-type="float">
            <text:p>175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/>
          <table:table-cell table:style-name="ce111" table:formula="of:=([.C33]/21)" office:value-type="float" office:value="4.76190476190476" calcext:value-type="float">
            <text:p>4.76</text:p>
          </table:table-cell>
          <table:table-cell table:style-name="ce111"/>
          <table:table-cell table:style-name="ce164" table:formula="of:=(([.$A$2]+[.$B33]+([.$H$10]*30))*[.B$2]*[.C$2])/[.D$2]*(1+([.$H$14]/100))" office:value-type="float" office:value="907.774828375286" calcext:value-type="float">
            <text:p>908</text:p>
          </table:table-cell>
          <table:table-cell table:style-name="ce170" table:formula="of:=((([.$A$2]+[.$B33]+VLOOKUP([.$B$9];[.$A$48:.$J$52];2;0)+VLOOKUP([.$B$10];[.$A$62:.$J$64];2;0)+([.$H$10]*30))*[.B$2]*[.C$2])+((([.$A$2]+[.$B33]+VLOOKUP([.$B$9];[.$A$48:.$J$52];2;0)+VLOOKUP([.$B$10];[.$A$62:.$J$64];2;0)+([.$H$10]*30))*[.B$2]*[.C$2])*(1+(((IF([.E$2]+[.E33]+[.H$11]+VLOOKUP([.$B$9];[.$A$48:.$E$52];5;0)+VLOOKUP([.$B$10];[.$A$62:.$E$64];5;0)&lt;100;[.E$2]+[.E33]+[.H$11]+VLOOKUP([.$B$9];[.$A$48:.$E$52];5;0)+VLOOKUP([.$B$10];[.$A$62:.$E$64];5;0);100)))/100)*((1+([.F$2]+[.F33]+VLOOKUP([.$B$9];[.$A$48:.$F$52];6;0)+VLOOKUP([.$B$10];[.$A$62:.$F$64];6;0))/100)-1))))/[.D$2]*(1+([.$H$14]/100))" office:value-type="float" office:value="3207.95641416994" calcext:value-type="float">
            <text:p>3208</text:p>
          </table:table-cell>
          <table:table-cell table:style-name="ce139" table:formula="of:=MAX([.H33:.H42])" office:value-type="float" office:value="3333.36413521182" calcext:value-type="float">
            <text:p>3333</text:p>
          </table:table-cell>
          <table:table-cell table:style-name="ce151" table:formula="of:=COUNTIF([.H33:.H42];[.I33])" office:value-type="float" office:value="1" calcext:value-type="float">
            <text:p>1</text:p>
          </table:table-cell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Deadeye</text:p>
          </table:table-cell>
          <table:table-cell table:style-name="ce103" office:value-type="float" office:value="175" calcext:value-type="float">
            <text:p>175</text:p>
          </table:table-cell>
          <table:table-cell table:style-name="ce138" office:value-type="float" office:value="125" calcext:value-type="float">
            <text:p>125</text:p>
          </table:table-cell>
          <table:table-cell table:style-name="ce138" office:value-type="float" office:value="100" calcext:value-type="float">
            <text:p>100</text:p>
          </table:table-cell>
          <table:table-cell table:style-name="ce111" table:formula="of:=([.C34]/21)" office:value-type="float" office:value="5.95238095238095" calcext:value-type="float">
            <text:p>5.95</text:p>
          </table:table-cell>
          <table:table-cell table:style-name="ce111" table:formula="of:=([.D34]/15)" office:value-type="float" office:value="6.66666666666667" calcext:value-type="float">
            <text:p>6.67</text:p>
          </table:table-cell>
          <table:table-cell table:style-name="ce164" table:formula="of:=(([.$A$2]+[.$B34]+([.$H$10]*30))*[.B$2]*[.C$2])/[.D$2]*(1+([.$H$14]/100))" office:value-type="float" office:value="907.774828375286" calcext:value-type="float">
            <text:p>908</text:p>
          </table:table-cell>
          <table:table-cell table:style-name="ce170" table:formula="of:=((([.$A$2]+[.$B34]+VLOOKUP([.$B$9];[.$A$48:.$J$52];2;0)+VLOOKUP([.$B$10];[.$A$62:.$J$64];2;0)+([.$H$10]*30))*[.B$2]*[.C$2])+((([.$A$2]+[.$B34]+VLOOKUP([.$B$9];[.$A$48:.$J$52];2;0)+VLOOKUP([.$B$10];[.$A$62:.$J$64];2;0)+([.$H$10]*30))*[.B$2]*[.C$2])*(1+(((IF([.E$2]+[.E34]+[.H$11]+VLOOKUP([.$B$9];[.$A$48:.$E$52];5;0)+VLOOKUP([.$B$10];[.$A$62:.$E$64];5;0)&lt;100;[.E$2]+[.E34]+[.H$11]+VLOOKUP([.$B$9];[.$A$48:.$E$52];5;0)+VLOOKUP([.$B$10];[.$A$62:.$E$64];5;0);100)))/100)*((1+([.F$2]+[.F34]+VLOOKUP([.$B$9];[.$A$48:.$F$52];6;0)+VLOOKUP([.$B$10];[.$A$62:.$F$64];6;0))/100)-1))))/[.D$2]*(1+([.$H$14]/100))" office:value-type="float" office:value="3272.41551397156" calcext:value-type="float">
            <text:p>3272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Dragonhunter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/>
          <table:table-cell table:style-name="ce103" table:formula="of:=125+100+50+25" office:value-type="float" office:value="300" calcext:value-type="float">
            <text:p>300</text:p>
          </table:table-cell>
          <table:table-cell table:style-name="ce111"/>
          <table:table-cell table:style-name="ce111" table:formula="of:=([.D35]/15)" office:value-type="float" office:value="20" calcext:value-type="float">
            <text:p>20.00</text:p>
          </table:table-cell>
          <table:table-cell table:style-name="ce164" table:formula="of:=(([.$A$2]+[.$B35]+([.$H$10]*30))*[.B$2]*[.C$2])/[.D$2]*(1+([.$H$14]/100))" office:value-type="float" office:value="881.179862700229" calcext:value-type="float">
            <text:p>881</text:p>
          </table:table-cell>
          <table:table-cell table:style-name="ce170" table:formula="of:=((([.$A$2]+[.$B35]+VLOOKUP([.$B$9];[.$A$48:.$J$52];2;0)+VLOOKUP([.$B$10];[.$A$62:.$J$64];2;0)+([.$H$10]*30))*[.B$2]*[.C$2])+((([.$A$2]+[.$B35]+VLOOKUP([.$B$9];[.$A$48:.$J$52];2;0)+VLOOKUP([.$B$10];[.$A$62:.$J$64];2;0)+([.$H$10]*30))*[.B$2]*[.C$2])*(1+(((IF([.E$2]+[.E35]+[.H$11]+VLOOKUP([.$B$9];[.$A$48:.$E$52];5;0)+VLOOKUP([.$B$10];[.$A$62:.$E$64];5;0)&lt;100;[.E$2]+[.E35]+[.H$11]+VLOOKUP([.$B$9];[.$A$48:.$E$52];5;0)+VLOOKUP([.$B$10];[.$A$62:.$E$64];5;0);100)))/100)*((1+([.F$2]+[.F35]+VLOOKUP([.$B$9];[.$A$48:.$F$52];6;0)+VLOOKUP([.$B$10];[.$A$62:.$F$64];6;0))/100)-1))))/[.D$2]*(1+([.$H$14]/100))" office:value-type="float" office:value="3127.22025908292" calcext:value-type="float">
            <text:p>3127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3" office:value-type="string" calcext:value-type="string">
            <text:p>Eagle</text:p>
          </table:table-cell>
          <table:table-cell table:style-name="ce102"/>
          <table:table-cell table:style-name="ce102" table:formula="of:=100+50+25" office:value-type="float" office:value="175" calcext:value-type="float">
            <text:p>175</text:p>
          </table:table-cell>
          <table:table-cell table:style-name="ce102" table:formula="of:=125+65+35" office:value-type="float" office:value="225" calcext:value-type="float">
            <text:p>225</text:p>
          </table:table-cell>
          <table:table-cell table:style-name="ce111" table:formula="of:=([.C36]/21)" office:value-type="float" office:value="8.33333333333333" calcext:value-type="float">
            <text:p>8.33</text:p>
          </table:table-cell>
          <table:table-cell table:style-name="ce111" table:formula="of:=([.D36]/15)" office:value-type="float" office:value="15" calcext:value-type="float">
            <text:p>15.00</text:p>
          </table:table-cell>
          <table:table-cell table:style-name="ce164" table:formula="of:=(([.$A$2]+[.$B36]+([.$H$10]*30))*[.B$2]*[.C$2])/[.D$2]*(1+([.$H$14]/100))" office:value-type="float" office:value="845.719908466819" calcext:value-type="float">
            <text:p>846</text:p>
          </table:table-cell>
          <table:table-cell table:style-name="ce170" table:formula="of:=((([.$A$2]+[.$B36]+VLOOKUP([.$B$9];[.$A$48:.$J$52];2;0)+VLOOKUP([.$B$10];[.$A$62:.$J$64];2;0)+([.$H$10]*30))*[.B$2]*[.C$2])+((([.$A$2]+[.$B36]+VLOOKUP([.$B$9];[.$A$48:.$J$52];2;0)+VLOOKUP([.$B$10];[.$A$62:.$J$64];2;0)+([.$H$10]*30))*[.B$2]*[.C$2])*(1+(((IF([.E$2]+[.E36]+[.H$11]+VLOOKUP([.$B$9];[.$A$48:.$E$52];5;0)+VLOOKUP([.$B$10];[.$A$62:.$E$64];5;0)&lt;100;[.E$2]+[.E36]+[.H$11]+VLOOKUP([.$B$9];[.$A$48:.$E$52];5;0)+VLOOKUP([.$B$10];[.$A$62:.$E$64];5;0);100)))/100)*((1+([.F$2]+[.F36]+VLOOKUP([.$B$9];[.$A$48:.$F$52];6;0)+VLOOKUP([.$B$10];[.$A$62:.$F$64];6;0))/100)-1))))/[.D$2]*(1+([.$H$14]/100))" office:value-type="float" office:value="3162.56597105101" calcext:value-type="float">
            <text:p>3163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3" office:value-type="string" calcext:value-type="string">
            <text:p>Golemancer</text:p>
          </table:table-cell>
          <table:table-cell table:style-name="ce102"/>
          <table:table-cell table:style-name="ce102" table:formula="of:=65+35" office:value-type="float" office:value="100" calcext:value-type="float">
            <text:p>100</text:p>
          </table:table-cell>
          <table:table-cell table:style-name="ce102" table:formula="of:=125+100+50+25" office:value-type="float" office:value="300" calcext:value-type="float">
            <text:p>300</text:p>
          </table:table-cell>
          <table:table-cell table:style-name="ce111" table:formula="of:=([.C37]/21)" office:value-type="float" office:value="4.76190476190476" calcext:value-type="float">
            <text:p>4.76</text:p>
          </table:table-cell>
          <table:table-cell table:style-name="ce111" table:formula="of:=([.D37]/15)" office:value-type="float" office:value="20" calcext:value-type="float">
            <text:p>20.00</text:p>
          </table:table-cell>
          <table:table-cell table:style-name="ce164" table:formula="of:=(([.$A$2]+[.$B37]+([.$H$10]*30))*[.B$2]*[.C$2])/[.D$2]*(1+([.$H$14]/100))" office:value-type="float" office:value="845.719908466819" calcext:value-type="float">
            <text:p>846</text:p>
          </table:table-cell>
          <table:table-cell table:style-name="ce170" table:formula="of:=((([.$A$2]+[.$B37]+VLOOKUP([.$B$9];[.$A$48:.$J$52];2;0)+VLOOKUP([.$B$10];[.$A$62:.$J$64];2;0)+([.$H$10]*30))*[.B$2]*[.C$2])+((([.$A$2]+[.$B37]+VLOOKUP([.$B$9];[.$A$48:.$J$52];2;0)+VLOOKUP([.$B$10];[.$A$62:.$J$64];2;0)+([.$H$10]*30))*[.B$2]*[.C$2])*(1+(((IF([.E$2]+[.E37]+[.H$11]+VLOOKUP([.$B$9];[.$A$48:.$E$52];5;0)+VLOOKUP([.$B$10];[.$A$62:.$E$64];5;0)&lt;100;[.E$2]+[.E37]+[.H$11]+VLOOKUP([.$B$9];[.$A$48:.$E$52];5;0)+VLOOKUP([.$B$10];[.$A$62:.$E$64];5;0);100)))/100)*((1+([.F$2]+[.F37]+VLOOKUP([.$B$9];[.$A$48:.$F$52];6;0)+VLOOKUP([.$B$10];[.$A$62:.$F$64];6;0))/100)-1))))/[.D$2]*(1+([.$H$14]/100))" office:value-type="float" office:value="3114.2449600199" calcext:value-type="float">
            <text:p>3114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Infiltration</text:p>
          </table:table-cell>
          <table:table-cell table:style-name="ce103" office:value-type="float" office:value="175" calcext:value-type="float">
            <text:p>175</text:p>
          </table:table-cell>
          <table:table-cell table:style-name="ce112" table:formula="of:=125+65+35" office:value-type="float" office:value="225" calcext:value-type="float">
            <text:p>225</text:p>
          </table:table-cell>
          <table:table-cell table:style-name="ce101"/>
          <table:table-cell table:style-name="ce111" table:formula="of:=([.C38]/21)" office:value-type="float" office:value="10.7142857142857" calcext:value-type="float">
            <text:p>10.71</text:p>
          </table:table-cell>
          <table:table-cell table:style-name="ce111"/>
          <table:table-cell table:style-name="ce164" table:formula="of:=(([.$A$2]+[.$B38]+([.$H$10]*30))*[.B$2]*[.C$2])/[.D$2]*(1+([.$H$14]/100))" office:value-type="float" office:value="907.774828375286" calcext:value-type="float">
            <text:p>908</text:p>
          </table:table-cell>
          <table:table-cell table:style-name="ce170" table:formula="of:=((([.$A$2]+[.$B38]+VLOOKUP([.$B$9];[.$A$48:.$J$52];2;0)+VLOOKUP([.$B$10];[.$A$62:.$J$64];2;0)+([.$H$10]*30))*[.B$2]*[.C$2])+((([.$A$2]+[.$B38]+VLOOKUP([.$B$9];[.$A$48:.$J$52];2;0)+VLOOKUP([.$B$10];[.$A$62:.$J$64];2;0)+([.$H$10]*30))*[.B$2]*[.C$2])*(1+(((IF([.E$2]+[.E38]+[.H$11]+VLOOKUP([.$B$9];[.$A$48:.$E$52];5;0)+VLOOKUP([.$B$10];[.$A$62:.$E$64];5;0)&lt;100;[.E$2]+[.E38]+[.H$11]+VLOOKUP([.$B$9];[.$A$48:.$E$52];5;0)+VLOOKUP([.$B$10];[.$A$62:.$E$64];5;0);100)))/100)*((1+([.F$2]+[.F38]+VLOOKUP([.$B$9];[.$A$48:.$F$52];6;0)+VLOOKUP([.$B$10];[.$A$62:.$F$64];6;0))/100)-1))))/[.D$2]*(1+([.$H$14]/100))" office:value-type="float" office:value="3333.36413521182" calcext:value-type="float">
            <text:p>3333</text:p>
          </table:table-cell>
          <table:table-cell table:style-name="ce176"/>
          <table:table-cell table:style-name="ce148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Privateer</text:p>
          </table:table-cell>
          <table:table-cell table:style-name="ce103" office:value-type="float" office:value="175" calcext:value-type="float">
            <text:p>175</text:p>
          </table:table-cell>
          <table:table-cell table:style-name="ce103" office:value-type="float" office:value="125" calcext:value-type="float">
            <text:p>125</text:p>
          </table:table-cell>
          <table:table-cell table:style-name="ce103"/>
          <table:table-cell table:style-name="ce111" table:formula="of:=([.C39]/21)" office:value-type="float" office:value="5.95238095238095" calcext:value-type="float">
            <text:p>5.95</text:p>
          </table:table-cell>
          <table:table-cell table:style-name="ce156"/>
          <table:table-cell table:style-name="ce164" table:formula="of:=(([.$A$2]+[.$B39]+([.$H$10]*30))*[.B$2]*[.C$2])/[.D$2]*(1+([.$H$14]/100))" office:value-type="float" office:value="907.774828375286" calcext:value-type="float">
            <text:p>908</text:p>
          </table:table-cell>
          <table:table-cell table:style-name="ce170" table:formula="of:=((([.$A$2]+[.$B39]+VLOOKUP([.$B$9];[.$A$48:.$J$52];2;0)+VLOOKUP([.$B$10];[.$A$62:.$J$64];2;0)+([.$H$10]*30))*[.B$2]*[.C$2])+((([.$A$2]+[.$B39]+VLOOKUP([.$B$9];[.$A$48:.$J$52];2;0)+VLOOKUP([.$B$10];[.$A$62:.$J$64];2;0)+([.$H$10]*30))*[.B$2]*[.C$2])*(1+(((IF([.E$2]+[.E39]+[.H$11]+VLOOKUP([.$B$9];[.$A$48:.$E$52];5;0)+VLOOKUP([.$B$10];[.$A$62:.$E$64];5;0)&lt;100;[.E$2]+[.E39]+[.H$11]+VLOOKUP([.$B$9];[.$A$48:.$E$52];5;0)+VLOOKUP([.$B$10];[.$A$62:.$E$64];5;0);100)))/100)*((1+([.F$2]+[.F39]+VLOOKUP([.$B$9];[.$A$48:.$F$52];6;0)+VLOOKUP([.$B$10];[.$A$62:.$F$64];6;0))/100)-1))))/[.D$2]*(1+([.$H$14]/100))" office:value-type="float" office:value="3233.03795837832" calcext:value-type="float">
            <text:p>3233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76"/>
          <table:table-cell table:style-name="ce13" table:number-columns-repeated="2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1">
          <table:table-cell table:style-name="ce53" office:value-type="string" calcext:value-type="string">
            <text:p>Ranger</text:p>
          </table:table-cell>
          <table:table-cell table:style-name="ce102"/>
          <table:table-cell table:style-name="ce102" table:formula="of:=125+50+25" office:value-type="float" office:value="200" calcext:value-type="float">
            <text:p>200</text:p>
          </table:table-cell>
          <table:table-cell table:style-name="ce102" table:formula="of:=65+35" office:value-type="float" office:value="100" calcext:value-type="float">
            <text:p>100</text:p>
          </table:table-cell>
          <table:table-cell table:style-name="ce111" table:formula="of:=([.C40]/21)" office:value-type="float" office:value="9.52380952380952" calcext:value-type="float">
            <text:p>9.52</text:p>
          </table:table-cell>
          <table:table-cell table:style-name="ce111" table:formula="of:=([.D40]/15)" office:value-type="float" office:value="6.66666666666667" calcext:value-type="float">
            <text:p>6.67</text:p>
          </table:table-cell>
          <table:table-cell table:style-name="ce164" table:formula="of:=(([.$A$2]+[.$B40]+([.$H$10]*30))*[.B$2]*[.C$2])/[.D$2]*(1+([.$H$14]/100))" office:value-type="float" office:value="845.719908466819" calcext:value-type="float">
            <text:p>846</text:p>
          </table:table-cell>
          <table:table-cell table:style-name="ce170" table:formula="of:=((([.$A$2]+[.$B40]+VLOOKUP([.$B$9];[.$A$48:.$J$52];2;0)+VLOOKUP([.$B$10];[.$A$62:.$J$64];2;0)+([.$H$10]*30))*[.B$2]*[.C$2])+((([.$A$2]+[.$B40]+VLOOKUP([.$B$9];[.$A$48:.$J$52];2;0)+VLOOKUP([.$B$10];[.$A$62:.$J$64];2;0)+([.$H$10]*30))*[.B$2]*[.C$2])*(1+(((IF([.E$2]+[.E40]+[.H$11]+VLOOKUP([.$B$9];[.$A$48:.$E$52];5;0)+VLOOKUP([.$B$10];[.$A$62:.$E$64];5;0)&lt;100;[.E$2]+[.E40]+[.H$11]+VLOOKUP([.$B$9];[.$A$48:.$E$52];5;0)+VLOOKUP([.$B$10];[.$A$62:.$E$64];5;0);100)))/100)*((1+([.F$2]+[.F40]+VLOOKUP([.$B$9];[.$A$48:.$F$52];6;0)+VLOOKUP([.$B$10];[.$A$62:.$F$64];6;0))/100)-1))))/[.D$2]*(1+([.$H$14]/100))" office:value-type="float" office:value="3138.84901230753" calcext:value-type="float">
            <text:p>3139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1">
          <table:table-cell table:style-name="ce57" office:value-type="string" calcext:value-type="string">
            <text:p>Scholar</text:p>
          </table:table-cell>
          <table:table-cell table:style-name="ce103" office:value-type="float" office:value="175" calcext:value-type="float">
            <text:p>175</text:p>
          </table:table-cell>
          <table:table-cell table:style-name="ce101"/>
          <table:table-cell table:style-name="ce112" table:formula="of:=125+65+35" office:value-type="float" office:value="225" calcext:value-type="float">
            <text:p>225</text:p>
          </table:table-cell>
          <table:table-cell table:style-name="ce101"/>
          <table:table-cell table:style-name="ce111" table:formula="of:=([.D41]/15)" office:value-type="float" office:value="15" calcext:value-type="float">
            <text:p>15.00</text:p>
          </table:table-cell>
          <table:table-cell table:style-name="ce164" table:formula="of:=(([.$A$2]+[.$B41]+([.$H$10]*30))*[.B$2]*[.C$2])/[.D$2]*(1+([.$H$14]/100))" office:value-type="float" office:value="907.774828375286" calcext:value-type="float">
            <text:p>908</text:p>
          </table:table-cell>
          <table:table-cell table:style-name="ce170" table:formula="of:=((([.$A$2]+[.$B41]+VLOOKUP([.$B$9];[.$A$48:.$J$52];2;0)+VLOOKUP([.$B$10];[.$A$62:.$J$64];2;0)+([.$H$10]*30))*[.B$2]*[.C$2])+((([.$A$2]+[.$B41]+VLOOKUP([.$B$9];[.$A$48:.$J$52];2;0)+VLOOKUP([.$B$10];[.$A$62:.$J$64];2;0)+([.$H$10]*30))*[.B$2]*[.C$2])*(1+(((IF([.E$2]+[.E41]+[.H$11]+VLOOKUP([.$B$9];[.$A$48:.$E$52];5;0)+VLOOKUP([.$B$10];[.$A$62:.$E$64];5;0)&lt;100;[.E$2]+[.E41]+[.H$11]+VLOOKUP([.$B$9];[.$A$48:.$E$52];5;0)+VLOOKUP([.$B$10];[.$A$62:.$E$64];5;0);100)))/100)*((1+([.F$2]+[.F41]+VLOOKUP([.$B$9];[.$A$48:.$F$52];6;0)+VLOOKUP([.$B$10];[.$A$62:.$F$64];6;0))/100)-1))))/[.D$2]*(1+([.$H$14]/100))" office:value-type="float" office:value="3187.43947660053" calcext:value-type="float">
            <text:p>3187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1">
          <table:table-cell table:style-name="ce57" office:value-type="string" calcext:value-type="string">
            <text:p>Strength</text:p>
          </table:table-cell>
          <table:table-cell table:style-name="ce103" office:value-type="float" office:value="175" calcext:value-type="float">
            <text:p>175</text:p>
          </table:table-cell>
          <table:table-cell table:style-name="ce103" table:number-columns-repeated="3"/>
          <table:table-cell table:style-name="ce156"/>
          <table:table-cell table:style-name="ce164" table:formula="of:=(([.$A$2]+[.$B42]+([.$H$10]*30))*[.B$2]*[.C$2])/[.D$2]*(1+([.$H$14]/100))" office:value-type="float" office:value="907.774828375286" calcext:value-type="float">
            <text:p>908</text:p>
          </table:table-cell>
          <table:table-cell table:style-name="ce170" table:formula="of:=((([.$A$2]+[.$B42]+VLOOKUP([.$B$9];[.$A$48:.$J$52];2;0)+VLOOKUP([.$B$10];[.$A$62:.$J$64];2;0)+([.$H$10]*30))*[.B$2]*[.C$2])+((([.$A$2]+[.$B42]+VLOOKUP([.$B$9];[.$A$48:.$J$52];2;0)+VLOOKUP([.$B$10];[.$A$62:.$J$64];2;0)+([.$H$10]*30))*[.B$2]*[.C$2])*(1+(((IF([.E$2]+[.E42]+[.H$11]+VLOOKUP([.$B$9];[.$A$48:.$E$52];5;0)+VLOOKUP([.$B$10];[.$A$62:.$E$64];5;0)&lt;100;[.E$2]+[.E42]+[.H$11]+VLOOKUP([.$B$9];[.$A$48:.$E$52];5;0)+VLOOKUP([.$B$10];[.$A$62:.$E$64];5;0);100)))/100)*((1+([.F$2]+[.F42]+VLOOKUP([.$B$9];[.$A$48:.$F$52];6;0)+VLOOKUP([.$B$10];[.$A$62:.$F$64];6;0))/100)-1))))/[.D$2]*(1+([.$H$14]/100))" office:value-type="float" office:value="3107.63023733643" calcext:value-type="float">
            <text:p>3108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3" table:number-rows-repeated="2">
          <table:table-cell table:number-columns-repeated="6"/>
          <table:table-cell table:style-name="ce10"/>
          <table:table-cell table:style-name="ce72"/>
          <table:table-cell table:style-name="ce10" table:number-columns-repeated="4"/>
          <table:table-cell table:number-columns-repeated="241"/>
        </table:table-row>
        <table:table-row table:style-name="ro1">
          <table:table-cell table:style-name="ce69" office:value-type="string" calcext:value-type="string">
            <text:p>Consumables</text:p>
          </table:table-cell>
          <table:table-cell table:style-name="ce110" office:value-type="string" calcext:value-type="string">
            <text:p><text:a xlink:href="http://wiki.guildwars2.com/wiki/Consumables" xlink:type="simple">http://wiki.guildwars2.com/wiki/Consumables</text:a></text:p>
          </table:table-cell>
          <table:table-cell table:style-name="ce57" table:number-columns-repeated="6"/>
          <table:table-cell table:style-name="ce52"/>
          <table:table-cell table:style-name="ce186"/>
          <table:table-cell table:style-name="ce57" table:number-columns-repeated="2"/>
          <table:table-cell table:style-name="ce92"/>
          <table:table-cell table:number-columns-repeated="240"/>
        </table:table-row>
        <table:table-row table:style-name="ro1">
          <table:table-cell table:style-name="ce52" office:value-type="string" calcext:value-type="string">
            <text:p>Enhancements</text:p>
          </table:table-cell>
          <table:table-cell table:style-name="ce101" office:value-type="string" calcext:value-type="string">
            <text:p>Power</text:p>
          </table:table-cell>
          <table:table-cell table:style-name="ce101" office:value-type="string" calcext:value-type="string">
            <text:p>Precision</text:p>
          </table:table-cell>
          <table:table-cell table:style-name="ce101" office:value-type="string" calcext:value-type="string">
            <text:p>Ferocity</text:p>
          </table:table-cell>
          <table:table-cell table:style-name="ce150" office:value-type="string" calcext:value-type="string">
            <text:p>Crit %</text:p>
          </table:table-cell>
          <table:table-cell table:style-name="ce150" office:value-type="string" calcext:value-type="string">
            <text:p>Crit Dmg</text:p>
          </table:table-cell>
          <table:table-cell table:style-name="ce101" table:number-columns-repeated="2"/>
          <table:table-cell table:style-name="ce147" office:value-type="string" calcext:value-type="string">
            <text:p>Base Dmg</text:p>
          </table:table-cell>
          <table:table-cell table:style-name="ce147" office:value-type="string" calcext:value-type="string">
            <text:p>Dmg on Crit</text:p>
          </table:table-cell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style-name="ce14"/>
          <table:table-cell table:number-columns-repeated="240"/>
        </table:table-row>
        <table:table-row table:style-name="ro1">
          <table:table-cell table:style-name="ce69" office:value-type="string" calcext:value-type="string">
            <text:p>Sharpening Stones</text:p>
          </table:table-cell>
          <table:table-cell table:style-name="ce103" table:number-columns-repeated="3"/>
          <table:table-cell table:style-name="ce111" table:formula="of:=[.C47]/21" office:value-type="float" office:value="0" calcext:value-type="float">
            <text:p>0.00</text:p>
          </table:table-cell>
          <table:table-cell table:style-name="ce111" table:formula="of:=[.D47]/15" office:value-type="float" office:value="0" calcext:value-type="float">
            <text:p>0.00</text:p>
          </table:table-cell>
          <table:table-cell table:style-name="ce103" table:number-columns-repeated="2"/>
          <table:table-cell table:style-name="ce182" table:number-columns-repeated="2"/>
          <table:table-cell table:style-name="ce139" table:formula="of:=MAX([.J48:.J52])" office:value-type="float" office:value="82.548858617849" calcext:value-type="float">
            <text:p>83</text:p>
          </table:table-cell>
          <table:table-cell table:style-name="ce151" table:formula="of:=COUNTIF([.J48:.J52];[.K47])" office:value-type="float" office:value="4" calcext:value-type="float">
            <text:p>4</text:p>
          </table:table-cell>
          <table:table-cell table:style-name="ce325"/>
          <table:table-cell table:number-columns-repeated="240"/>
        </table:table-row>
        <table:table-row table:style-name="ro1">
          <table:table-cell table:style-name="ce70" office:value-type="string" calcext:value-type="string">
            <text:p>Potent Superior Sharpening Stone</text:p>
          </table:table-cell>
          <table:table-cell table:style-name="ce108" table:formula="of:=([.$E$2]*21+895)*0.03+(([.$F$2]-150)*15)*0.06" office:value-type="float" office:value="116.3973" calcext:value-type="float">
            <text:p>116</text:p>
          </table:table-cell>
          <table:table-cell table:style-name="ce112" table:number-columns-repeated="2"/>
          <table:table-cell table:style-name="ce111" table:formula="of:=[.C48]/21" office:value-type="float" office:value="0" calcext:value-type="float">
            <text:p>0.00</text:p>
          </table:table-cell>
          <table:table-cell table:style-name="ce111" table:formula="of:=[.D48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48]*[.$B$2]*[.$C$2])/[.$D$2])" office:value-type="float" office:value="41.2744293089245" calcext:value-type="float">
            <text:p>41</text:p>
          </table:table-cell>
          <table:table-cell table:style-name="ce182" table:formula="of:=((([.B48]*[.$B$2]*[.$C$2])+(([.B48]*[.$B$2]*[.$C$2])*(1+([.F48]/100)*(1+([.G48]/100)-1))))/[.$D$2])*(1+([.$G$16]/100))" office:value-type="float" office:value="82.548858617849" calcext:value-type="float">
            <text:p>83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Ogre Sharpening Stone </text:p>
          </table:table-cell>
          <table:table-cell table:style-name="ce108" table:formula="of:=([.$E$2]*21+895)*0.03+(([.$F$2]-150)*15)*0.06" office:value-type="float" office:value="116.3973" calcext:value-type="float">
            <text:p>116</text:p>
          </table:table-cell>
          <table:table-cell table:style-name="ce112" table:number-columns-repeated="2"/>
          <table:table-cell table:style-name="ce111" table:formula="of:=[.C49]/21" office:value-type="float" office:value="0" calcext:value-type="float">
            <text:p>0.00</text:p>
          </table:table-cell>
          <table:table-cell table:style-name="ce111" table:formula="of:=[.D49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49]*[.$B$2]*[.$C$2])/[.$D$2])" office:value-type="float" office:value="41.2744293089245" calcext:value-type="float">
            <text:p>41</text:p>
          </table:table-cell>
          <table:table-cell table:style-name="ce182" table:formula="of:=((([.B49]*[.$B$2]*[.$C$2])+(([.B49]*[.$B$2]*[.$C$2])*(1+([.F49]/100)*(1+([.G49]/100)-1))))/[.$D$2])*(1+([.$G$16]/100))" office:value-type="float" office:value="82.548858617849" calcext:value-type="float">
            <text:p>83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Superior Sharpening Stone</text:p>
          </table:table-cell>
          <table:table-cell table:style-name="ce108" table:formula="of:=([.$E$2]*21+895)*0.03+(([.$F$2]-150)*15)*0.06" office:value-type="float" office:value="116.3973" calcext:value-type="float">
            <text:p>116</text:p>
          </table:table-cell>
          <table:table-cell table:style-name="ce112" table:number-columns-repeated="2"/>
          <table:table-cell table:style-name="ce111" table:formula="of:=[.C50]/21" office:value-type="float" office:value="0" calcext:value-type="float">
            <text:p>0.00</text:p>
          </table:table-cell>
          <table:table-cell table:style-name="ce111" table:formula="of:=[.D50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50]*[.$B$2]*[.$C$2])/[.$D$2])" office:value-type="float" office:value="41.2744293089245" calcext:value-type="float">
            <text:p>41</text:p>
          </table:table-cell>
          <table:table-cell table:style-name="ce182" table:formula="of:=((([.B50]*[.$B$2]*[.$C$2])+(([.B50]*[.$B$2]*[.$C$2])*(1+([.F50]/100)*(1+([.G50]/100)-1))))/[.$D$2])*(1+([.$G$16]/100))" office:value-type="float" office:value="82.548858617849" calcext:value-type="float">
            <text:p>83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57" office:value-type="string" calcext:value-type="string">
            <text:p>Tin of Fruitcake</text:p>
          </table:table-cell>
          <table:table-cell table:style-name="ce108" table:formula="of:=([.$E$2]*21+895)*0.03+(([.$F$2]-150)*15)*0.06" office:value-type="float" office:value="116.3973" calcext:value-type="float">
            <text:p>116</text:p>
          </table:table-cell>
          <table:table-cell table:style-name="ce103" table:number-columns-repeated="2"/>
          <table:table-cell table:style-name="ce111" table:formula="of:=[.C51]/21" office:value-type="float" office:value="0" calcext:value-type="float">
            <text:p>0.00</text:p>
          </table:table-cell>
          <table:table-cell table:style-name="ce111" table:formula="of:=[.D51]/15" office:value-type="float" office:value="0" calcext:value-type="float">
            <text:p>0.00</text:p>
          </table:table-cell>
          <table:table-cell table:style-name="ce103" table:number-columns-repeated="2"/>
          <table:table-cell table:style-name="ce182" table:formula="of:=(([.B51]*[.$B$2]*[.$C$2])/[.$D$2])" office:value-type="float" office:value="41.2744293089245" calcext:value-type="float">
            <text:p>41</text:p>
          </table:table-cell>
          <table:table-cell table:style-name="ce182" table:formula="of:=((([.B51]*[.$B$2]*[.$C$2])+(([.B51]*[.$B$2]*[.$C$2])*(1+([.F51]/100)*(1+([.G51]/100)-1))))/[.$D$2])*(1+([.$G$16]/100))" office:value-type="float" office:value="82.548858617849" calcext:value-type="float">
            <text:p>83</text:p>
          </table:table-cell>
          <table:table-cell table:style-name="ce57" table:number-columns-repeated="2"/>
          <table:table-cell table:style-name="ce14"/>
          <table:table-cell table:number-columns-repeated="240"/>
        </table:table-row>
        <table:table-row table:style-name="ro1">
          <table:table-cell table:style-name="ce70" office:value-type="string" calcext:value-type="string">
            <text:p>Furious Sharpening Stone </text:p>
          </table:table-cell>
          <table:table-cell table:style-name="ce111" table:formula="of:=([.$E$2]*21+895)*0.03" office:value-type="float" office:value="58.7973" calcext:value-type="float">
            <text:p>58.80</text:p>
          </table:table-cell>
          <table:table-cell table:style-name="ce112"/>
          <table:table-cell table:style-name="ce111" table:formula="of:=([.$E$2]*21+895)*0.03" office:value-type="float" office:value="58.7973" calcext:value-type="float">
            <text:p>58.80</text:p>
          </table:table-cell>
          <table:table-cell table:style-name="ce111" table:formula="of:=[.C52]/21" office:value-type="float" office:value="0" calcext:value-type="float">
            <text:p>0.00</text:p>
          </table:table-cell>
          <table:table-cell table:style-name="ce111" table:formula="of:=[.D52]/15" office:value-type="float" office:value="3.91982" calcext:value-type="float">
            <text:p>3.92</text:p>
          </table:table-cell>
          <table:table-cell table:style-name="ce112" table:number-columns-repeated="2"/>
          <table:table-cell table:style-name="ce182" table:formula="of:=(([.B52]*[.$B$2]*[.$C$2])/[.$D$2])" office:value-type="float" office:value="20.8494956704806" calcext:value-type="float">
            <text:p>21</text:p>
          </table:table-cell>
          <table:table-cell table:style-name="ce182" table:formula="of:=((([.B52]*[.$B$2]*[.$C$2])+(([.B52]*[.$B$2]*[.$C$2])*(1+([.F52]/100)*(1+([.G52]/100)-1))))/[.$D$2])*(1+([.$G$16]/100))" office:value-type="float" office:value="41.6989913409611" calcext:value-type="float">
            <text:p>42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/>
          <table:table-cell table:style-name="ce110" table:number-columns-repeated="7"/>
          <table:table-cell table:style-name="ce182" table:number-columns-repeated="2"/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/>
          <table:table-cell table:style-name="ce110" table:number-columns-repeated="11"/>
          <table:table-cell table:style-name="ce304"/>
          <table:table-cell table:number-columns-repeated="240"/>
        </table:table-row>
        <table:table-row table:style-name="ro1">
          <table:table-cell table:style-name="ce69" office:value-type="string" calcext:value-type="string">
            <text:p>Nourishments</text:p>
          </table:table-cell>
          <table:table-cell table:style-name="ce101" office:value-type="string" calcext:value-type="string">
            <text:p>Power</text:p>
          </table:table-cell>
          <table:table-cell table:style-name="ce101" office:value-type="string" calcext:value-type="string">
            <text:p>Precision</text:p>
          </table:table-cell>
          <table:table-cell table:style-name="ce101" office:value-type="string" calcext:value-type="string">
            <text:p>Ferocity</text:p>
          </table:table-cell>
          <table:table-cell table:style-name="ce150" office:value-type="string" calcext:value-type="string">
            <text:p>Crit %</text:p>
          </table:table-cell>
          <table:table-cell table:style-name="ce150" office:value-type="string" calcext:value-type="string">
            <text:p>Crit Dmg</text:p>
          </table:table-cell>
          <table:table-cell table:style-name="ce101" table:number-columns-repeated="2"/>
          <table:table-cell table:style-name="ce147" office:value-type="string" calcext:value-type="string">
            <text:p>Base Dmg</text:p>
          </table:table-cell>
          <table:table-cell table:style-name="ce147" office:value-type="string" calcext:value-type="string">
            <text:p>Dmg on Crit</text:p>
          </table:table-cell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style-name="ce304"/>
          <table:table-cell table:number-columns-repeated="240"/>
        </table:table-row>
        <table:table-row table:style-name="ro1">
          <table:table-cell table:style-name="ce69" office:value-type="string" calcext:value-type="string">
            <text:p>Power Food</text:p>
          </table:table-cell>
          <table:table-cell table:style-name="ce112" table:number-columns-repeated="3"/>
          <table:table-cell table:style-name="ce112" table:formula="of:=[.C56]/21" office:value-type="float" office:value="0" calcext:value-type="float">
            <text:p>0</text:p>
          </table:table-cell>
          <table:table-cell table:style-name="ce112" table:number-columns-repeated="3"/>
          <table:table-cell table:style-name="ce182" table:number-columns-repeated="2"/>
          <table:table-cell table:style-name="ce139" table:formula="of:=MAX([.J62:.J64])" office:value-type="float" office:value="70.9199084668192" calcext:value-type="float">
            <text:p>71</text:p>
          </table:table-cell>
          <table:table-cell table:style-name="ce151" table:formula="of:=COUNTIF([.J57:.J64];[.K56])" office:value-type="float" office:value="3" calcext:value-type="float">
            <text:p>3</text:p>
          </table:table-cell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Plate of Jerk Poultry</text:p>
          </table:table-cell>
          <table:table-cell table:style-name="ce112" office:value-type="float" office:value="150" calcext:value-type="float">
            <text:p>150</text:p>
          </table:table-cell>
          <table:table-cell table:style-name="ce112" table:number-columns-repeated="2"/>
          <table:table-cell table:style-name="ce112" table:formula="of:=[.C57]/21" office:value-type="float" office:value="0" calcext:value-type="float">
            <text:p>0</text:p>
          </table:table-cell>
          <table:table-cell table:style-name="ce111" table:formula="of:=[.D57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57]*[.$B$2]*[.$C$2])/[.$D$2])" office:value-type="float" office:value="53.1899313501144" calcext:value-type="float">
            <text:p>53</text:p>
          </table:table-cell>
          <table:table-cell table:style-name="ce182" table:formula="of:=((([.B57]*[.$B$2]*[.$C$2])+(([.B57]*[.$B$2]*[.$C$2])*(1+([.F57]/100)*(1+([.G57]/100)-1))))/[.$D$2])*(1+([.$G$16]/100))" office:value-type="float" office:value="106.379862700229" calcext:value-type="float">
            <text:p>106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Block of Tofu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112" office:value-type="float" office:value="100" calcext:value-type="float">
            <text:p>100</text:p>
          </table:table-cell>
          <table:table-cell table:style-name="ce112" table:formula="of:=[.C58]/21" office:value-type="float" office:value="0" calcext:value-type="float">
            <text:p>0</text:p>
          </table:table-cell>
          <table:table-cell table:style-name="ce111" table:formula="of:=[.D58]/15" office:value-type="float" office:value="6.66666666666667" calcext:value-type="float">
            <text:p>6.67</text:p>
          </table:table-cell>
          <table:table-cell table:style-name="ce112" table:number-columns-repeated="2"/>
          <table:table-cell table:style-name="ce182" table:formula="of:=(([.B58]*[.$B$2]*[.$C$2])/[.$D$2])" office:value-type="float" office:value="35.4599542334096" calcext:value-type="float">
            <text:p>35</text:p>
          </table:table-cell>
          <table:table-cell table:style-name="ce182" table:formula="of:=((([.B58]*[.$B$2]*[.$C$2])+(([.B58]*[.$B$2]*[.$C$2])*(1+([.F58]/100)*(1+([.G58]/100)-1))))/[.$D$2])*(1+([.$G$16]/100))" office:value-type="float" office:value="70.9199084668192" calcext:value-type="float">
            <text:p>71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Carrot Souffle</text:p>
          </table:table-cell>
          <table:table-cell table:style-name="ce112" office:value-type="float" office:value="200" calcext:value-type="float">
            <text:p>2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59]/21" office:value-type="float" office:value="0" calcext:value-type="float">
            <text:p>0</text:p>
          </table:table-cell>
          <table:table-cell table:style-name="ce111" table:formula="of:=[.D59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59]*[.$B$2]*[.$C$2])/[.$D$2])" office:value-type="float" office:value="70.9199084668192" calcext:value-type="float">
            <text:p>71</text:p>
          </table:table-cell>
          <table:table-cell table:style-name="ce182" table:formula="of:=((([.B59]*[.$B$2]*[.$C$2])+(([.B59]*[.$B$2]*[.$C$2])*(1+([.F59]/100)*(1+([.G59]/100)-1))))/[.$D$2])*(1+([.$G$16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Plate of Truffle Steak Dinner</text:p>
          </table:table-cell>
          <table:table-cell table:style-name="ce112" office:value-type="float" office:value="200" calcext:value-type="float">
            <text:p>2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60]/21" office:value-type="float" office:value="0" calcext:value-type="float">
            <text:p>0</text:p>
          </table:table-cell>
          <table:table-cell table:style-name="ce111" table:formula="of:=[.D60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60]*[.$B$2]*[.$C$2])/[.$D$2])" office:value-type="float" office:value="70.9199084668192" calcext:value-type="float">
            <text:p>71</text:p>
          </table:table-cell>
          <table:table-cell table:style-name="ce182" table:formula="of:=((([.B60]*[.$B$2]*[.$C$2])+(([.B60]*[.$B$2]*[.$C$2])*(1+([.F60]/100)*(1+([.G60]/100)-1))))/[.$D$2])*(1+([.$G$16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Dragon’s Breath Bun</text:p>
          </table:table-cell>
          <table:table-cell table:style-name="ce112" office:value-type="float" office:value="200" calcext:value-type="float">
            <text:p>2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61]/21" office:value-type="float" office:value="0" calcext:value-type="float">
            <text:p>0</text:p>
          </table:table-cell>
          <table:table-cell table:style-name="ce111" table:formula="of:=[.D61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61]*[.$B$2]*[.$C$2])/[.$D$2])" office:value-type="float" office:value="70.9199084668192" calcext:value-type="float">
            <text:p>71</text:p>
          </table:table-cell>
          <table:table-cell table:style-name="ce182" table:formula="of:=((([.B61]*[.$B$2]*[.$C$2])+(([.B61]*[.$B$2]*[.$C$2])*(1+([.F61]/100)*(1+([.G61]/100)-1))))/[.$D$2])*(1+([.$G$16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Plate of Truffle Steak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111" table:formula="of:=[.C62]/21" office:value-type="float" office:value="3.33333333333333" calcext:value-type="float">
            <text:p>3.33</text:p>
          </table:table-cell>
          <table:table-cell table:style-name="ce111" table:formula="of:=[.D62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62]*[.$B$2]*[.$C$2])/[.$D$2])" office:value-type="float" office:value="35.4599542334096" calcext:value-type="float">
            <text:p>35</text:p>
          </table:table-cell>
          <table:table-cell table:style-name="ce182" table:formula="of:=((([.B62]*[.$B$2]*[.$C$2])+(([.B62]*[.$B$2]*[.$C$2])*(1+([.F62]/100)*(1+([.G62]/100)-1))))/[.$D$2])*(1+([.$G$16]/100))" office:value-type="float" office:value="70.9199084668192" calcext:value-type="float">
            <text:p>71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Plate of Steak and Asparagus</text:p>
          </table:table-cell>
          <table:table-cell table:style-name="ce112" office:value-type="float" office:value="80" calcext:value-type="float">
            <text:p>80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111" table:formula="of:=[.C63]/21" office:value-type="float" office:value="2.85714285714286" calcext:value-type="float">
            <text:p>2.86</text:p>
          </table:table-cell>
          <table:table-cell table:style-name="ce111" table:formula="of:=[.D63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63]*[.$B$2]*[.$C$2])/[.$D$2])" office:value-type="float" office:value="28.3679633867277" calcext:value-type="float">
            <text:p>28</text:p>
          </table:table-cell>
          <table:table-cell table:style-name="ce182" table:formula="of:=((([.B63]*[.$B$2]*[.$C$2])+(([.B63]*[.$B$2]*[.$C$2])*(1+([.F63]/100)*(1+([.G63]/100)-1))))/[.$D$2])*(1+([.$G$16]/100))" office:value-type="float" office:value="56.7359267734554" calcext:value-type="float">
            <text:p>57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Bowl of Sweet and Spicy Butternut Squash Soup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64]/21" office:value-type="float" office:value="0" calcext:value-type="float">
            <text:p>0</text:p>
          </table:table-cell>
          <table:table-cell table:style-name="ce111" table:formula="of:=[.D64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64]*[.$B$2]*[.$C$2])/[.$D$2])" office:value-type="float" office:value="35.4599542334096" calcext:value-type="float">
            <text:p>35</text:p>
          </table:table-cell>
          <table:table-cell table:style-name="ce182" table:formula="of:=((([.B64]*[.$B$2]*[.$C$2])+(([.B64]*[.$B$2]*[.$C$2])*(1+([.F64]/100)*(1+([.G64]/100)-1))))/[.$D$2])*(1+([.$G$16]/100))" office:value-type="float" office:value="70.9199084668192" calcext:value-type="float">
            <text:p>71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/>
          <table:table-cell table:style-name="ce57" table:number-columns-repeated="7"/>
          <table:table-cell table:style-name="ce110" table:number-columns-repeated="2"/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91"/>
          <table:table-cell table:style-name="ce304" table:number-columns-repeated="7"/>
          <table:table-cell table:style-name="ce78"/>
          <table:table-cell table:style-name="ce322"/>
          <table:table-cell table:style-name="ce298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3"/>
          <table:table-cell table:style-name="ce311" table:number-columns-repeated="2"/>
          <table:table-cell table:style-name="ce14"/>
          <table:table-cell table:style-name="ce304"/>
          <table:table-cell table:style-name="ce320" table:number-columns-repeated="2"/>
          <table:table-cell table:style-name="ce323"/>
          <table:table-cell table:style-name="ce299"/>
          <table:table-cell table:style-name="ce304"/>
          <table:table-cell table:number-columns-repeated="240"/>
        </table:table-row>
        <table:table-row table:style-name="ro1" table:number-rows-repeated="2">
          <table:table-cell table:style-name="ce257"/>
          <table:table-cell table:style-name="ce304" table:number-columns-repeated="3"/>
          <table:table-cell table:style-name="ce311" table:number-columns-repeated="2"/>
          <table:table-cell table:style-name="ce14"/>
          <table:table-cell table:style-name="ce304"/>
          <table:table-cell table:style-name="ce320" table:number-columns-repeated="2"/>
          <table:table-cell table:style-name="ce304" table:number-columns-repeated="3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9"/>
          <table:table-cell table:style-name="ce14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91"/>
          <table:table-cell table:style-name="ce304" table:number-columns-repeated="7"/>
          <table:table-cell table:style-name="ce78" table:number-columns-repeated="2"/>
          <table:table-cell table:style-name="ce298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5"/>
          <table:table-cell table:style-name="ce311"/>
          <table:table-cell table:style-name="ce304"/>
          <table:table-cell table:style-name="ce320" table:number-columns-repeated="2"/>
          <table:table-cell table:style-name="ce323"/>
          <table:table-cell table:style-name="ce299"/>
          <table:table-cell table:style-name="ce304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5"/>
          <table:table-cell table:style-name="ce311"/>
          <table:table-cell table:style-name="ce304"/>
          <table:table-cell table:style-name="ce320" table:number-columns-repeated="2"/>
          <table:table-cell table:style-name="ce304" table:number-columns-repeated="3"/>
          <table:table-cell table:number-columns-repeated="240"/>
        </table:table-row>
        <table:table-row table:style-name="ro3">
          <table:table-cell table:style-name="ce106"/>
          <table:table-cell table:style-name="ce153" table:number-columns-repeated="12"/>
          <table:table-cell table:number-columns-repeated="240"/>
        </table:table-row>
        <table:table-row table:style-name="ro3">
          <table:table-cell table:style-name="ce106"/>
          <table:table-cell table:style-name="ce175"/>
          <table:table-cell table:style-name="ce153" table:number-columns-repeated="11"/>
          <table:table-cell table:number-columns-repeated="240"/>
        </table:table-row>
        <table:table-row table:style-name="ro3">
          <table:table-cell/>
          <table:table-cell table:style-name="ce55" table:number-columns-repeated="2"/>
          <table:table-cell table:number-columns-repeated="5"/>
          <table:table-cell table:style-name="Default"/>
          <table:table-cell table:style-name="ce55"/>
          <table:table-cell table:number-columns-repeated="243"/>
        </table:table-row>
        <table:table-row table:style-name="ro3">
          <table:table-cell table:number-columns-repeated="8"/>
          <table:table-cell table:style-name="Default"/>
          <table:table-cell table:number-columns-repeated="244"/>
        </table:table-row>
        <table:table-row table:style-name="ro3">
          <table:table-cell/>
          <table:table-cell table:style-name="ce55" table:number-columns-repeated="2"/>
          <table:table-cell table:number-columns-repeated="5"/>
          <table:table-cell table:style-name="Default"/>
          <table:table-cell table:style-name="ce55"/>
          <table:table-cell table:number-columns-repeated="243"/>
        </table:table-row>
        <table:table-row table:style-name="ro3" table:number-rows-repeated="14">
          <table:table-cell table:number-columns-repeated="8"/>
          <table:table-cell table:style-name="Default"/>
          <table:table-cell table:number-columns-repeated="244"/>
        </table:table-row>
        <table:table-row table:style-name="ro3">
          <table:table-cell table:style-name="ce3"/>
          <table:table-cell table:style-name="ce54" table:number-columns-repeated="7"/>
          <table:table-cell table:style-name="ce3"/>
          <table:table-cell table:style-name="ce54"/>
          <table:table-cell table:style-name="ce3" table:number-columns-repeated="2"/>
          <table:table-cell table:number-columns-repeated="241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244"/>
        </table:table-row>
        <table:table-row table:style-name="ro3">
          <table:table-cell/>
          <table:table-cell table:style-name="ce55" table:number-columns-repeated="7"/>
          <table:table-cell table:style-name="Default"/>
          <table:table-cell table:style-name="ce55"/>
          <table:table-cell table:number-columns-repeated="243"/>
        </table:table-row>
        <table:table-row table:style-name="ro3">
          <table:table-cell table:number-columns-repeated="8"/>
          <table:table-cell table:style-name="Default"/>
          <table:table-cell table:number-columns-repeated="244"/>
        </table:table-row>
        <table:table-row table:style-name="ro3">
          <table:table-cell/>
          <table:table-cell table:style-name="ce55" table:number-columns-repeated="7"/>
          <table:table-cell table:style-name="Default"/>
          <table:table-cell table:style-name="ce55"/>
          <table:table-cell table:number-columns-repeated="243"/>
        </table:table-row>
        <table:table-row table:style-name="ro3" table:number-rows-repeated="4">
          <table:table-cell table:number-columns-repeated="8"/>
          <table:table-cell table:style-name="Default"/>
          <table:table-cell table:number-columns-repeated="244"/>
        </table:table-row>
        <table:table-row table:style-name="ro3">
          <table:table-cell table:style-name="ce3"/>
          <table:table-cell table:style-name="ce54" table:number-columns-repeated="5"/>
          <table:table-cell table:style-name="ce3" table:number-columns-repeated="3"/>
          <table:table-cell table:style-name="ce54"/>
          <table:table-cell table:style-name="ce3" table:number-columns-repeated="2"/>
          <table:table-cell table:number-columns-repeated="241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244"/>
        </table:table-row>
        <table:table-row table:style-name="ro3">
          <table:table-cell/>
          <table:table-cell table:style-name="ce55" table:number-columns-repeated="5"/>
          <table:table-cell table:number-columns-repeated="2"/>
          <table:table-cell table:style-name="Default"/>
          <table:table-cell table:style-name="ce55"/>
          <table:table-cell table:number-columns-repeated="243"/>
        </table:table-row>
        <table:table-row table:style-name="ro3">
          <table:table-cell table:number-columns-repeated="8"/>
          <table:table-cell table:style-name="Default"/>
          <table:table-cell table:number-columns-repeated="244"/>
        </table:table-row>
        <table:table-row table:style-name="ro3">
          <table:table-cell/>
          <table:table-cell table:style-name="ce55" table:number-columns-repeated="5"/>
          <table:table-cell table:number-columns-repeated="2"/>
          <table:table-cell table:style-name="Default"/>
          <table:table-cell table:style-name="ce55"/>
          <table:table-cell table:number-columns-repeated="243"/>
        </table:table-row>
      </table:table>
      <table:named-expressions/>
      <table:database-ranges>
        <table:database-range table:name="__Anonymous_Sheet_DB__1" table:target-range-address="'Simple DPS Calc'.A33:'Simple DPS Calc'.XFD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0" number:min-decimal-places="0" number:min-integer-digits="0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percentage-style style:name="N140">
      <number:number number:decimal-places="1" number:min-decimal-places="1" number:min-integer-digits="1"/>
      <number:text>%</number:text>
    </number:percentag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month/>
      <number:text>/</number:text>
      <number:day/>
      <number:text>/</number:text>
      <number:year number:style="long"/>
    </number:date-style>
    <number:number-style style:name="N143">
      <number:number number:decimal-places="17" number:min-decimal-places="17" number:min-integer-digits="1"/>
    </number:number-style>
    <number:number-style style:name="N144">
      <number:number number:decimal-places="18" number:min-decimal-places="18" number:min-integer-digits="1"/>
    </number:number-style>
    <number:number-style style:name="N145">
      <number:number number:decimal-places="19" number:min-decimal-places="19" number:min-integer-digits="1"/>
    </number:number-style>
    <number:number-style style:name="N146">
      <number:number number:decimal-places="20" number:min-decimal-places="20" number:min-integer-digits="1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8P0"/>
    </number:currency-style>
    <number:number-style style:name="N149">
      <number:scientific-number number:decimal-places="15" number:min-decimal-places="15" number:min-integer-digits="1" number:min-exponent-digits="3" number:exponent-interval="1" number:forced-exponent-sign="true"/>
    </number:number-style>
    <number:number-style style:name="N150">
      <number:scientific-number number:decimal-places="16" number:min-decimal-places="16" number:min-integer-digits="1" number:min-exponent-digits="3" number:exponent-interval="1" number:forced-exponent-sign="true"/>
    </number:number-style>
    <number:number-style style:name="N151">
      <number:scientific-number number:decimal-places="14" number:min-decimal-places="14" number:min-integer-digits="1" number:min-exponent-digits="3" number:exponent-interval="1" number:forced-exponent-sign="true"/>
    </number:number-style>
    <number:number-style style:name="N152">
      <number:scientific-number number:decimal-places="13" number:min-decimal-places="13" number:min-integer-digits="1" number:min-exponent-digits="3" number:exponent-interval="1" number:forced-exponent-sign="true"/>
    </number:number-style>
    <number:number-style style:name="N153">
      <number:scientific-number number:decimal-places="12" number:min-decimal-places="12" number:min-integer-digits="1" number:min-exponent-digits="3" number:exponent-interval="1" number:forced-exponent-sign="true"/>
    </number:number-style>
    <number:number-style style:name="N154">
      <number:scientific-number number:decimal-places="11" number:min-decimal-places="11" number:min-integer-digits="1" number:min-exponent-digits="3" number:exponent-interval="1" number:forced-exponent-sign="true"/>
    </number:number-style>
    <number:number-style style:name="N155">
      <number:scientific-number number:decimal-places="10" number:min-decimal-places="10" number:min-integer-digits="1" number:min-exponent-digits="3" number:exponent-interval="1" number:forced-exponent-sign="true"/>
    </number:number-style>
    <number:number-style style:name="N156">
      <number:scientific-number number:decimal-places="9" number:min-decimal-places="9" number:min-integer-digits="1" number:min-exponent-digits="3" number:exponent-interval="1" number:forced-exponent-sign="true"/>
    </number:number-style>
    <number:number-style style:name="N15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158">
      <number:scientific-number number:decimal-places="7" number:min-decimal-places="7" number:min-integer-digits="1" number:min-exponent-digits="3" number:exponent-interval="1" number:forced-exponent-sign="true"/>
    </number:number-style>
    <number:number-style style:name="N159">
      <number:scientific-number number:decimal-places="6" number:min-decimal-places="6" number:min-integer-digits="1" number:min-exponent-digits="3" number:exponent-interval="1" number:forced-exponent-sign="true"/>
    </number:number-style>
    <number:number-style style:name="N160">
      <number:scientific-number number:decimal-places="5" number:min-decimal-places="5" number:min-integer-digits="1" number:min-exponent-digits="3" number:exponent-interval="1" number:forced-exponent-sign="true"/>
    </number:number-style>
    <number:number-style style:name="N161">
      <number:scientific-number number:decimal-places="4" number:min-decimal-places="4" number:min-integer-digits="1" number:min-exponent-digits="3" number:exponent-interval="1" number:forced-exponent-sign="true"/>
    </number:number-style>
    <number:number-style style:name="N162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163">
      <number:scientific-number number:decimal-places="1" number:min-decimal-places="1" number:min-integer-digits="1" number:min-exponent-digits="3" number:exponent-interval="1" number:forced-exponent-sign="true"/>
    </number:number-style>
    <number:number-style style:name="N164">
      <number:scientific-number number:decimal-places="0" number:min-decimal-places="0" number:min-integer-digits="1" number:min-exponent-digits="3" number:exponent-interval="1" number:forced-exponent-sign="true"/>
    </number:number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4P0" style:volatile="true" number:language="en" number:country="GB">
      <number:number number:decimal-places="0" number:min-decimal-places="0" number:min-integer-digits="1" number:grouping="true"/>
    </number:number-style>
    <number:number-style style:name="N10124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GB">
      <number:number number:decimal-places="0" number:min-decimal-places="0" number:min-integer-digits="1" number:grouping="true"/>
    </number:number-style>
    <number:number-style style:name="N10125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en" number:country="GB">
      <number:number number:decimal-places="2" number:min-decimal-places="2" number:min-integer-digits="1" number:grouping="true"/>
    </number:number-style>
    <number:number-style style:name="N10126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en" number:country="GB">
      <number:number number:decimal-places="2" number:min-decimal-places="2" number:min-integer-digits="1" number:grouping="true"/>
    </number:number-style>
    <number:number-style style:name="N10127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31P0" style:volatile="true" number:language="en" number:country="GB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2" style:volatile="true" number:language="en" number:country="GB">
      <number:fill-character> </number:fill-character>
      <number:text>-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n" number:country="GB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2" style:volatile="true" number:language="en" number:country="GB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3" number:language="en" number:country="GB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2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0P0"/>
    </number:currency-style>
    <number:currency-style style:name="N2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1P0"/>
    </number:currency-style>
    <number:currency-style style:name="N2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3P0"/>
    </number:currency-style>
    <number:currency-style style:name="N2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4P0"/>
    </number:currency-style>
    <number:date-style style:name="N20135" number:language="en" number:country="US">
      <number:month/>
      <number:text>/</number:text>
      <number:day/>
      <number:text>/</number:text>
      <number:year number:style="long"/>
    </number:date-style>
    <number:date-style style:name="N20136" number:language="en" number:country="US">
      <number:day/>
      <number:text>-</number:text>
      <number:month number:textual="true"/>
      <number:text>-</number:text>
      <number:year/>
    </number:date-style>
    <number:date-style style:name="N20137" number:language="en" number:country="US">
      <number:day/>
      <number:text>-</number:text>
      <number:month number:textual="true"/>
    </number:date-style>
    <number:date-style style:name="N20138" number:language="en" number:country="US">
      <number:month number:textual="true"/>
      <number:text>-</number:text>
      <number:year/>
    </number:date-style>
    <number:time-style style:name="N20139" number:language="en" number:country="US">
      <number:hours/>
      <number:text>:</number:text>
      <number:minutes number:style="long"/>
      <number:text> </number:text>
      <number:am-pm/>
    </number:time-style>
    <number:time-style style:name="N2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41" number:language="en" number:country="US">
      <number:hours/>
      <number:text>:</number:text>
      <number:minutes number:style="long"/>
    </number:time-style>
    <number:time-style style:name="N2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45P0"/>
    </number:number-style>
    <number:number-style style:name="N2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7P0"/>
    </number:number-style>
    <number:number-style style:name="N2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51P2" style:volatile="true" number:language="en" number:country="US">
      <number:text> </number:text>
      <number:fill-character> </number:fill-character>
      <number:text>-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9" number:language="en" number:country="US">
      <number:text> </number:text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currency-style style:name="N2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63" number:language="en" number:country="US">
      <number:text> </number:text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style:style style:name="Default" style:family="table-cell">
      <style:table-cell-properties style:rotation-align="none" style:vertical-align="bottom"/>
      <style:text-properties style:font-name="Arial1" fo:font-family="Arial" style:font-family-generic="swiss" style:font-name-asian="Lucida Sans Unicode" style:font-family-asian="'Lucida Sans Unicode'" style:font-family-generic-asian="system" style:font-pitch-asian="variable" style:font-name-complex="Arial1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81d41a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2" style:family="table-cell" style:parent-style-name="Default">
      <style:text-properties fo:color="#f10d0c" fo:font-style="italic"/>
    </style:style>
    <style:style style:name="Untitled3" style:family="table-cell" style:parent-style-name="Default">
      <style:text-properties fo:color="#dc2300" fo:font-weight="bold"/>
    </style:style>
    <style:style style:name="Warning_20_-_20_Mild" style:display-name="Warning - Mild" style:family="table-cell" style:parent-style-name="Default">
      <style:text-properties fo:color="#ff8000" fo:font-weight="bold"/>
    </style:style>
    <style:style style:name="Warning_20_Bold" style:display-name="Warning Bold" style:family="table-cell" style:parent-style-name="Default">
      <style:text-properties fo:color="#f10d0c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 style:data-style-name="N2" text:time-value="14:36:50.8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mage_20_Calc" style:display-name="PageStyle_Damage Cal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ear_20_Calc" style:display-name="PageStyle_Gear Calc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9-30T12:34:12</meta:creation-date>
    <dc:language>en</dc:language>
    <meta:editing-cycles>581</meta:editing-cycles>
    <meta:editing-duration>P4DT21H16M58S</meta:editing-duration>
    <meta:generator>LibreOffice/7.5.7.1$Windows_X86_64 LibreOffice_project/47eb0cf7efbacdee9b19ae25d6752381ede23126</meta:generator>
    <dc:date>2023-11-15T14:37:43.803000000</dc:date>
    <meta:document-statistic meta:table-count="2" meta:cell-count="246" meta:object-count="0"/>
  </office:meta>
</office:document-meta>
</file>